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fill="solid" draw:fill-hatch-name="white" draw:fill-hatch-solid="true" draw:textarea-horizontal-align="justify" draw:textarea-vertical-align="middle" draw:auto-grow-height="false" draw:shadow="hidden"/>
    </style:style>
    <style:style style:name="gr2" style:family="graphic" style:parent-style-name="standard">
      <style:graphic-properties draw:stroke="solid" draw:stroke-dash="Ultrafine_20_Dashed" svg:stroke-color="#000000" draw:fill="solid" draw:fill-color="#800000" draw:textarea-horizontal-align="center" draw:textarea-vertical-align="middle"/>
    </style:style>
    <style:style style:name="gr3" style:family="graphic" style:parent-style-name="standard">
      <style:graphic-properties draw:stroke="solid" draw:stroke-dash="Ultrafine_20_Dashed" svg:stroke-color="#000000" draw:fill="solid" draw:fill-color="#cc6633" draw:textarea-horizontal-align="center" draw:textarea-vertical-align="middle"/>
    </style:style>
    <style:style style:name="gr4" style:family="graphic" style:parent-style-name="standard">
      <style:graphic-properties draw:stroke="solid" draw:stroke-dash="Ultrafine_20_Dashed" svg:stroke-color="#000000" draw:fill="solid" draw:fill-color="#ccffff" draw:opacity="100%" draw:textarea-horizontal-align="center" draw:textarea-vertical-align="middle" draw:shadow-opacity="100%"/>
    </style:style>
    <style:style style:name="gr5" style:family="graphic" style:parent-style-name="standard">
      <style:graphic-properties draw:stroke="solid" draw:stroke-dash="Ultrafine_20_Dashed" svg:stroke-color="#000000" draw:fill="solid" draw:fill-color="#ccffff" draw:textarea-horizontal-align="center" draw:textarea-vertical-align="middle"/>
    </style:style>
    <style:style style:name="gr6" style:family="graphic" style:parent-style-name="standard">
      <style:graphic-properties draw:stroke="solid" svg:stroke-color="#000000" draw:fill="solid" draw:fill-color="#99ccff" draw:fill-hatch-name="white" draw:fill-hatch-solid="true" draw:textarea-horizontal-align="center" draw:textarea-vertical-align="middle"/>
    </style:style>
    <style:style style:name="gr7" style:family="graphic" style:parent-style-name="standard">
      <style:graphic-properties draw:stroke="solid" draw:stroke-dash="Ultrafine_20_Dashed" svg:stroke-color="#000000" draw:fill-color="#ccffff" draw:textarea-horizontal-align="center" draw:textarea-vertical-align="middle"/>
    </style:style>
    <style:style style:name="gr8" style:family="graphic" style:parent-style-name="standard">
      <style:graphic-properties draw:stroke="solid" draw:textarea-horizontal-align="justify" draw:textarea-vertical-align="middle" draw:auto-grow-height="false" draw:shadow="hidden"/>
    </style:style>
    <style:style style:name="gr9" style:family="graphic" style:parent-style-name="standard">
      <style:graphic-properties draw:stroke="solid" draw:fill="solid" draw:fill-hatch-name="white" draw:fill-hatch-solid="true" draw:textarea-horizontal-align="left" draw:textarea-vertical-align="top"/>
    </style:style>
    <style:style style:name="gr10" style:family="graphic" style:parent-style-name="standard">
      <style:graphic-properties draw:stroke="solid" draw:textarea-horizontal-align="left" draw:textarea-vertical-align="top"/>
    </style:style>
    <style:style style:name="gr11" style:family="graphic" style:parent-style-name="standard">
      <style:graphic-properties draw:stroke="solid" draw:fill="solid" draw:fill-color="#e6e6e6" draw:textarea-horizontal-align="justify" draw:textarea-vertical-align="middle" draw:auto-grow-height="false"/>
    </style:style>
    <style:style style:name="gr12" style:family="graphic" style:parent-style-name="standard">
      <style:graphic-properties draw:stroke="solid" draw:fill="solid" draw:fill-color="#e6e6e6" draw:textarea-horizontal-align="center" draw:textarea-vertical-align="middle"/>
    </style:style>
    <style:style style:name="gr13" style:family="graphic" style:parent-style-name="standard">
      <style:graphic-properties draw:stroke="solid" draw:fill="solid" draw:fill-color="#008000" draw:textarea-horizontal-align="left" draw:textarea-vertical-align="top"/>
    </style:style>
    <style:style style:name="gr14" style:family="graphic" style:parent-style-name="objectwithoutfill">
      <style:graphic-properties draw:stroke="solid" svg:stroke-color="#000000" draw:fill="solid" draw:fill-color="#cccccc" draw:textarea-horizontal-align="center" draw:textarea-vertical-align="middle"/>
    </style:style>
    <style:style style:name="gr15" style:family="graphic" style:parent-style-name="standard">
      <style:graphic-properties draw:stroke="solid" svg:stroke-color="#000000" draw:fill="solid" draw:fill-color="#000000" draw:textarea-horizontal-align="center" draw:textarea-vertical-align="middle"/>
    </style:style>
    <style:style style:name="gr16" style:family="graphic" style:parent-style-name="standard">
      <style:graphic-properties draw:stroke="solid" draw:fill="hatch" draw:fill-hatch-name="white" draw:fill-hatch-solid="true" draw:textarea-horizontal-align="justify" draw:textarea-vertical-align="middle" draw:auto-grow-height="false"/>
    </style:style>
    <style:style style:name="gr17" style:family="graphic" style:parent-style-name="standard">
      <style:graphic-properties draw:stroke="solid" draw:stroke-dash="Ultrafine_20_Dashed" draw:fill="solid" draw:fill-color="#ccffff" draw:textarea-horizontal-align="justify" draw:textarea-vertical-align="middle" draw:auto-grow-height="false"/>
    </style:style>
    <style:style style:name="gr18" style:family="graphic" style:parent-style-name="standard">
      <style:graphic-properties draw:stroke="solid" draw:stroke-dash="Ultrafine_20_Dashed" draw:fill="solid" draw:fill-color="#ccffff" draw:opacity="100%" draw:textarea-horizontal-align="justify" draw:textarea-vertical-align="middle" draw:auto-grow-height="false" draw:shadow-opacity="100%"/>
    </style:style>
    <style:style style:name="gr19" style:family="graphic" style:parent-style-name="objectwithoutfill">
      <style:graphic-properties draw:stroke="solid" draw:fill="solid" draw:fill-color="#cccccc" draw:textarea-horizontal-align="center" draw:textarea-vertical-align="middle"/>
    </style:style>
    <style:style style:name="gr20" style:family="graphic" style:parent-style-name="standard">
      <style:graphic-properties draw:stroke="solid" draw:fill="solid" draw:fill-color="#4c4c4c" draw:textarea-horizontal-align="justify" draw:textarea-vertical-align="middle" draw:auto-grow-height="false"/>
    </style:style>
    <style:style style:name="gr21" style:family="graphic" style:parent-style-name="standard">
      <style:graphic-properties draw:stroke="solid" draw:fill-color="#e6e6e6" draw:textarea-horizontal-align="center" draw:textarea-vertical-align="middle"/>
    </style:style>
    <style:style style:name="gr22" style:family="graphic" style:parent-style-name="objectwithoutfill">
      <style:graphic-properties draw:stroke="solid" svg:stroke-color="#000000" draw:fill="solid" draw:fill-color="#c0c0c0" draw:textarea-horizontal-align="center" draw:textarea-vertical-align="middle"/>
    </style:style>
    <style:style style:name="gr23" style:family="graphic" style:parent-style-name="standard">
      <style:graphic-properties draw:stroke="solid" svg:stroke-color="#000000" draw:fill="solid" draw:fill-color="#4c4c4c" draw:fill-hatch-name="white" draw:fill-hatch-solid="true" draw:textarea-horizontal-align="justify" draw:textarea-vertical-align="middle" draw:auto-grow-height="false"/>
    </style:style>
    <style:style style:name="gr24" style:family="graphic" style:parent-style-name="standard">
      <style:graphic-properties draw:stroke="solid" draw:fill="solid" draw:fill-color="#7da647" draw:fill-hatch-name="white" draw:fill-hatch-solid="true" draw:textarea-horizontal-align="left" draw:textarea-vertical-align="top"/>
    </style:style>
    <style:style style:name="gr25" style:family="graphic" style:parent-style-name="standard">
      <style:graphic-properties draw:stroke="solid" draw:fill-color="#ffff99" draw:textarea-horizontal-align="left" draw:textarea-vertical-align="top"/>
    </style:style>
    <style:style style:name="gr26" style:family="graphic" style:parent-style-name="standard">
      <style:graphic-properties draw:stroke="solid" svg:stroke-width="0.152cm" svg:stroke-color="#4c4c4c" draw:marker-start-width="0.427cm" draw:marker-end="Arrow" draw:marker-end-width="0.527cm" draw:textarea-horizontal-align="center" draw:textarea-vertical-align="middle" fo:padding-top="0.2cm" fo:padding-bottom="0.2cm" fo:padding-left="0.325cm" fo:padding-right="0.325cm"/>
    </style:style>
    <style:style style:name="gr27" style:family="graphic" style:parent-style-name="standard">
      <style:graphic-properties draw:stroke="solid" draw:fill-color="#4c4c4c" draw:textarea-horizontal-align="justify" draw:textarea-vertical-align="middle" draw:auto-grow-height="false"/>
    </style:style>
    <style:style style:name="gr28" style:family="graphic" style:parent-style-name="standard">
      <style:graphic-properties draw:stroke="solid" draw:fill="solid" draw:fill-color="#4c4c4c" draw:fill-hatch-name="white" draw:fill-hatch-solid="true" draw:textarea-vertical-align="middle" draw:auto-grow-height="false" fo:min-height="0cm" fo:min-width="0cm"/>
    </style:style>
    <style:style style:name="gr29" style:family="graphic" style:parent-style-name="objectwithoutfill">
      <style:graphic-properties draw:stroke="solid" svg:stroke-color="#000000" draw:fill="solid" draw:fill-color="#e6e6e6" draw:textarea-horizontal-align="center" draw:textarea-vertical-align="middle"/>
    </style:style>
    <style:style style:name="gr30" style:family="graphic" style:parent-style-name="standard">
      <style:graphic-properties draw:stroke="solid" svg:stroke-color="#000000" draw:fill-color="#e6e6e6" draw:textarea-horizontal-align="center" draw:textarea-vertical-align="middle"/>
    </style:style>
    <style:style style:name="gr31" style:family="graphic" style:parent-style-name="standard">
      <style:graphic-properties draw:stroke="solid" draw:fill="solid" draw:fill-color="#ffff99" draw:textarea-horizontal-align="left" draw:textarea-vertical-align="top"/>
    </style:style>
    <style:style style:name="gr32" style:family="graphic" style:parent-style-name="standard">
      <style:graphic-properties draw:stroke="solid" svg:stroke-width="0.152cm" svg:stroke-color="#4c4c4c" draw:marker-start-width="0.427cm" draw:marker-end="Arrow" draw:marker-end-width="0.527cm" draw:fill="solid" draw:fill-color="#7da647" draw:textarea-horizontal-align="center" draw:textarea-vertical-align="middle" fo:padding-top="0.2cm" fo:padding-bottom="0.2cm" fo:padding-left="0.325cm" fo:padding-right="0.325cm"/>
    </style:style>
    <style:style style:name="gr33" style:family="graphic" style:parent-style-name="standard">
      <style:graphic-properties draw:stroke="solid" draw:fill="hatch" draw:fill-color="#4c4c4c" draw:fill-hatch-name="white" draw:fill-hatch-solid="true" draw:textarea-vertical-align="middle" draw:auto-grow-height="false" fo:min-height="0cm" fo:min-width="0cm"/>
    </style:style>
    <style:style style:name="gr34" style:family="graphic" style:parent-style-name="standard">
      <style:graphic-properties draw:stroke="solid" draw:fill="solid" draw:fill-color="#c0c0c0" draw:textarea-horizontal-align="center" draw:textarea-vertical-align="middle"/>
    </style:style>
    <style:style style:name="gr35" style:family="graphic" style:parent-style-name="standard">
      <style:graphic-properties draw:stroke="solid" draw:opacity="100%" draw:textarea-horizontal-align="justify" draw:textarea-vertical-align="middle" draw:auto-grow-height="false" draw:shadow-opacity="100%"/>
    </style:style>
    <style:style style:name="gr36" style:family="graphic" style:parent-style-name="standard">
      <style:graphic-properties draw:stroke="solid" draw:fill="solid" draw:fill-color="#99ccff" draw:fill-hatch-name="white" draw:fill-hatch-solid="true" draw:textarea-horizontal-align="justify" draw:textarea-vertical-align="middle" draw:auto-grow-height="false" draw:shadow="hidden"/>
    </style:style>
    <style:style style:name="gr37" style:family="graphic" style:parent-style-name="standard">
      <style:graphic-properties draw:stroke="solid" draw:stroke-dash="Ultrafine_20_Dashed" svg:stroke-color="#000000" draw:fill-color="#ccffff" draw:opacity="100%" draw:textarea-horizontal-align="center" draw:textarea-vertical-align="middle" draw:shadow-opacity="100%"/>
    </style:style>
    <style:style style:name="gr38" style:family="graphic" style:parent-style-name="standard">
      <style:graphic-properties draw:stroke="solid" draw:textarea-horizontal-align="justify" draw:textarea-vertical-align="middle" draw:auto-grow-height="false"/>
    </style:style>
    <style:style style:name="gr39" style:family="graphic" style:parent-style-name="standard">
      <style:graphic-properties draw:stroke="solid" draw:fill="solid" draw:fill-color="#cc6633" draw:textarea-horizontal-align="left" draw:textarea-vertical-align="top"/>
    </style:style>
    <style:style style:name="gr40" style:family="graphic" style:parent-style-name="standard">
      <style:graphic-properties draw:stroke="solid" draw:fill="solid" draw:fill-color="#800000" draw:textarea-horizontal-align="left" draw:textarea-vertical-align="top"/>
    </style:style>
    <style:style style:name="gr41" style:family="graphic" style:parent-style-name="standard">
      <style:graphic-properties draw:stroke="solid" draw:stroke-dash="Ultrafine_20_Dashed" draw:fill="solid" draw:fill-color="#ccffff" draw:textarea-horizontal-align="justify" draw:textarea-vertical-align="middle" draw:auto-grow-height="false" draw:shadow="hidden"/>
    </style:style>
    <style:style style:name="gr42" style:family="graphic" style:parent-style-name="standard">
      <style:graphic-properties draw:stroke="solid" svg:stroke-color="#000000" draw:textarea-horizontal-align="center" draw:textarea-vertical-align="middle"/>
    </style:style>
    <style:style style:name="gr43" style:family="graphic" style:parent-style-name="standard">
      <style:graphic-properties draw:stroke="solid" draw:fill="solid" draw:fill-color="#e6e6e6" draw:fill-gradient-name="Unknown_20_to_20_File" draw:textarea-horizontal-align="center" draw:textarea-vertical-align="middle"/>
    </style:style>
    <style:style style:name="gr44" style:family="graphic" style:parent-style-name="standard">
      <style:graphic-properties draw:stroke="solid" draw:fill="solid" draw:fill-color="#e6e6ff" draw:textarea-horizontal-align="justify" draw:textarea-vertical-align="middle" draw:auto-grow-height="false"/>
    </style:style>
    <style:style style:name="gr45" style:family="graphic" style:parent-style-name="objectwithoutfill">
      <style:graphic-properties draw:stroke="solid" svg:stroke-color="#000000" draw:fill="solid" draw:fill-color="#e6e6ff" draw:textarea-horizontal-align="center" draw:textarea-vertical-align="middle"/>
    </style:style>
    <style:style style:name="gr46" style:family="graphic" style:parent-style-name="standard">
      <style:graphic-properties draw:stroke="solid" svg:stroke-color="#000000" draw:fill-color="#e6e6ff" draw:textarea-horizontal-align="center" draw:textarea-vertical-align="middle"/>
    </style:style>
    <style:style style:name="gr47" style:family="graphic" style:parent-style-name="standard">
      <style:graphic-properties draw:stroke="solid" draw:fill="solid" draw:fill-color="#e6e6ff" draw:fill-gradient-name="Unknown_20_to_20_File" draw:textarea-horizontal-align="center" draw:textarea-vertical-align="middle"/>
    </style:style>
    <style:style style:name="gr48" style:family="graphic" style:parent-style-name="standard">
      <style:graphic-properties draw:stroke="solid" draw:fill="solid" draw:fill-color="#e6e6ff" draw:textarea-horizontal-align="center" draw:textarea-vertical-align="middle"/>
    </style:style>
    <style:style style:name="gr49" style:family="graphic" style:parent-style-name="standard">
      <style:graphic-properties draw:stroke="solid" draw:fill="solid" draw:fill-color="#e6e6ff" draw:fill-hatch-name="dark_20_grey" draw:fill-hatch-solid="true" draw:textarea-horizontal-align="justify" draw:textarea-vertical-align="middle" draw:auto-grow-height="false"/>
    </style:style>
    <style:style style:name="gr50" style:family="graphic" style:parent-style-name="standard">
      <style:graphic-properties draw:stroke="solid" draw:fill="solid" draw:fill-color="#e6e6ff" draw:fill-gradient-name="GLK_20_with_20_Flat_20_files" draw:textarea-horizontal-align="justify" draw:textarea-vertical-align="middle" draw:auto-grow-height="false"/>
    </style:style>
    <style:style style:name="gr51" style:family="graphic" style:parent-style-name="standard">
      <style:graphic-properties draw:stroke="solid" svg:stroke-color="#000000" draw:fill-color="#4c4c4c" draw:textarea-horizontal-align="justify" draw:textarea-vertical-align="middle" draw:auto-grow-height="false"/>
    </style:style>
    <style:style style:name="gr52" style:family="graphic" style:parent-style-name="standard">
      <style:graphic-properties draw:stroke="solid" draw:fill="solid" draw:fill-color="#e6e6ff" draw:textarea-horizontal-align="left" draw:textarea-vertical-align="top" draw:auto-grow-height="false"/>
    </style:style>
    <style:style style:name="gr53" style:family="graphic" style:parent-style-name="standard">
      <style:graphic-properties draw:stroke="solid" svg:stroke-color="#000000" draw:marker-end="Arrow" draw:marker-end-width="0.3cm" draw:textarea-horizontal-align="center" draw:textarea-vertical-align="middle"/>
    </style:style>
    <style:style style:name="gr54" style:family="graphic" style:parent-style-name="standard">
      <style:graphic-properties draw:stroke="solid" draw:fill="solid" draw:fill-hatch-name="white" draw:fill-hatch-solid="true" draw:textarea-horizontal-align="justify" draw:textarea-vertical-align="middle" draw:auto-grow-height="false"/>
    </style:style>
    <style:style style:name="gr55" style:family="graphic" style:parent-style-name="standard">
      <style:graphic-properties draw:stroke="solid" draw:fill="solid" draw:fill-color="#4c4c4c" draw:fill-hatch-name="white" draw:fill-hatch-solid="true" draw:textarea-horizontal-align="justify" draw:textarea-vertical-align="middle" draw:auto-grow-height="false"/>
    </style:style>
    <style:style style:name="gr56" style:family="graphic" style:parent-style-name="standard">
      <style:graphic-properties draw:stroke="solid" draw:fill="solid" draw:fill-color="#4c4c4c" draw:fill-hatch-name="white" draw:fill-hatch-solid="true" draw:textarea-horizontal-align="justify" draw:textarea-vertical-align="middle" draw:auto-grow-height="false" draw:shadow="hidden"/>
    </style:style>
    <style:style style:name="gr57" style:family="graphic" style:parent-style-name="standard">
      <style:graphic-properties draw:stroke="solid" draw:fill="solid" draw:fill-color="#e6e6ff" draw:fill-hatch-name="white" draw:fill-hatch-solid="true" draw:textarea-horizontal-align="center" draw:textarea-vertical-align="middle"/>
    </style:style>
    <style:style style:name="gr58" style:family="graphic" style:parent-style-name="standard">
      <style:graphic-properties draw:stroke="solid" svg:stroke-color="#000000" draw:fill="solid" draw:fill-color="#e6e6ff" draw:textarea-horizontal-align="center" draw:textarea-vertical-align="middle"/>
    </style:style>
    <style:style style:name="gr59" style:family="graphic" style:parent-style-name="standard">
      <style:graphic-properties draw:stroke="solid" svg:stroke-color="#000000" draw:textarea-horizontal-align="justify" draw:textarea-vertical-align="middle" draw:auto-grow-height="false"/>
    </style:style>
    <style:style style:name="gr60" style:family="graphic" style:parent-style-name="standard">
      <style:graphic-properties draw:stroke="solid" draw:fill-color="#e6e6ff" draw:textarea-horizontal-align="center" draw:textarea-vertical-align="middle"/>
    </style:style>
    <style:style style:name="gr61" style:family="graphic" style:parent-style-name="standard">
      <style:graphic-properties draw:stroke="solid" draw:fill="solid" draw:fill-color="#4c4c4c" draw:textarea-horizontal-align="justify" draw:textarea-vertical-align="middle" draw:auto-grow-height="false" draw:shadow="hidden"/>
    </style:style>
    <style:style style:name="gr62" style:family="graphic" style:parent-style-name="standard">
      <style:graphic-properties draw:stroke="solid" draw:fill-color="#7da647" draw:textarea-horizontal-align="left" draw:textarea-vertical-align="top"/>
    </style:style>
    <style:style style:name="gr63" style:family="graphic" style:parent-style-name="standard">
      <style:graphic-properties draw:stroke="solid" svg:stroke-color="#000000" draw:fill="solid" draw:fill-color="#4c4c4c" draw:fill-hatch-name="white" draw:fill-hatch-solid="true" draw:textarea-horizontal-align="center" draw:textarea-vertical-align="middle"/>
    </style:style>
    <style:style style:name="gr64" style:family="graphic" style:parent-style-name="standard">
      <style:graphic-properties draw:stroke="solid" draw:fill="none" draw:textarea-horizontal-align="center" draw:textarea-vertical-align="middle"/>
    </style:style>
    <style:style style:name="gr65" style:family="graphic" style:parent-style-name="standard">
      <style:graphic-properties draw:stroke="solid" draw:fill-color="#7da647" draw:textarea-horizontal-align="left" draw:textarea-vertical-align="top"/>
    </style:style>
    <style:style style:name="gr66" style:family="graphic" style:parent-style-name="objectwithoutfill">
      <style:graphic-properties draw:stroke="solid" svg:stroke-color="#000000" draw:fill="gradient" draw:fill-color="#e6e6e6" draw:fill-gradient-name="Jlims_20_to_20_ProjectDB" draw:textarea-horizontal-align="center" draw:textarea-vertical-align="middle"/>
    </style:style>
    <style:style style:name="gr67" style:family="graphic" style:parent-style-name="standard">
      <style:graphic-properties draw:stroke="solid" svg:stroke-color="#000000" draw:fill="gradient" draw:fill-color="#e6e6e6" draw:fill-gradient-name="Jlims_20_to_20_ProjectDB" draw:textarea-horizontal-align="center" draw:textarea-vertical-align="middle"/>
    </style:style>
    <style:style style:name="gr68" style:family="graphic" style:parent-style-name="standard">
      <style:graphic-properties draw:stroke="solid" draw:fill="solid" draw:fill-color="#4c4c4c" draw:fill-gradient-name="GLK_20_with_20_Flat_20_files" draw:fill-hatch-name="white" draw:fill-hatch-solid="true" draw:textarea-vertical-align="middle" draw:auto-grow-height="false" fo:min-height="0cm" fo:min-width="0cm"/>
    </style:style>
    <style:style style:name="gr69" style:family="graphic" style:parent-style-name="objectwithoutfill">
      <style:graphic-properties draw:stroke="solid" svg:stroke-color="#000000" draw:fill="solid" draw:fill-color="#e6e6ff" draw:fill-gradient-name="File_20_to_20_Project_20_DB" draw:textarea-horizontal-align="center" draw:textarea-vertical-align="middle"/>
    </style:style>
    <style:style style:name="gr70" style:family="graphic" style:parent-style-name="standard">
      <style:graphic-properties draw:stroke="solid" draw:fill="solid" draw:fill-color="#4c4c4c" draw:fill-gradient-name="GLK_20_with_20_Flat_20_files" draw:fill-hatch-name="white" draw:fill-hatch-solid="true" draw:textarea-horizontal-align="justify" draw:textarea-vertical-align="middle" draw:auto-grow-height="false" draw:shadow="hidden"/>
    </style:style>
    <style:style style:name="gr71" style:family="graphic" style:parent-style-name="standard">
      <style:graphic-properties draw:stroke="solid" svg:stroke-color="#000000" draw:textarea-horizontal-align="left" draw:textarea-vertical-align="top"/>
    </style:style>
    <style:style style:name="gr72" style:family="graphic" style:parent-style-name="standard">
      <style:graphic-properties draw:stroke="solid" draw:stroke-dash="Ultrafine_20_Dashed" draw:fill="solid" draw:fill-color="#e6e6ff" draw:fill-gradient-name="GLK_20_with_20_Flat_20_files" draw:fill-hatch-name="dark_20_grey" draw:fill-hatch-solid="true" draw:textarea-horizontal-align="justify" draw:textarea-vertical-align="middle" draw:auto-grow-height="false"/>
    </style:style>
    <style:style style:name="gr73" style:family="graphic" style:parent-style-name="standard">
      <style:graphic-properties draw:stroke="solid" draw:fill="solid" draw:fill-color="#e6e6ff" draw:fill-gradient-name="GLK_20_with_20_Flat_20_files" draw:fill-hatch-name="dark_20_grey" draw:fill-hatch-solid="true" draw:textarea-horizontal-align="left" draw:textarea-vertical-align="top" draw:auto-grow-height="false"/>
    </style:style>
    <style:style style:name="gr74" style:family="graphic" style:parent-style-name="standard">
      <style:graphic-properties draw:stroke="solid" draw:fill="solid" draw:fill-color="#4c4c4c" draw:textarea-horizontal-align="center" draw:textarea-vertical-align="middle"/>
    </style:style>
    <style:style style:name="gr75" style:family="graphic" style:parent-style-name="standard">
      <style:graphic-properties draw:stroke="solid" draw:fill="solid" draw:fill-color="#4c4c4c" draw:fill-hatch-name="white" draw:fill-hatch-solid="true" draw:textarea-horizontal-align="center" draw:textarea-vertical-align="middle" draw:auto-grow-height="false" fo:min-height="0cm" fo:min-width="0cm" draw:shadow="hidden"/>
    </style:style>
    <style:style style:name="P1" style:family="paragraph">
      <style:paragraph-properties fo:text-align="center"/>
      <style:text-properties fo:font-size="32pt" style:font-size-asian="32pt" style:font-size-complex="32pt"/>
    </style:style>
    <style:style style:name="P2" style:family="paragraph">
      <style:paragraph-properties fo:text-align="center"/>
    </style:style>
    <style:style style:name="P3" style:family="paragraph">
      <style:paragraph-properties fo:text-align="center"/>
      <style:text-properties fo:font-size="48pt" fo:font-weight="bold" style:font-size-asian="48pt" style:font-weight-asian="bold" style:font-size-complex="48pt" style:font-weight-complex="bold"/>
    </style:style>
    <style:style style:name="P4" style:family="paragraph">
      <style:paragraph-properties fo:text-align="center"/>
      <style:text-properties fo:font-size="24pt"/>
    </style:style>
    <style:style style:name="P5" style:family="paragraph">
      <style:paragraph-properties fo:text-align="center"/>
      <style:text-properties fo:font-size="24pt" style:font-size-asian="24pt" style:font-size-complex="24pt"/>
    </style:style>
    <style:style style:name="P6" style:family="paragraph">
      <style:paragraph-properties fo:text-align="center"/>
      <style:text-properties fo:font-size="18pt"/>
    </style:style>
    <style:style style:name="P7" style:family="paragraph">
      <style:paragraph-properties fo:text-align="center"/>
      <style:text-properties fo:font-size="8pt"/>
    </style:style>
    <style:style style:name="P8" style:family="paragraph">
      <style:paragraph-properties fo:text-align="center"/>
      <style:text-properties fo:font-size="8pt" style:font-size-asian="8pt" style:font-size-complex="8pt"/>
    </style:style>
    <style:style style:name="P9" style:family="paragraph">
      <style:paragraph-properties fo:text-align="center"/>
      <style:text-properties fo:font-size="16pt"/>
    </style:style>
    <style:style style:name="P10" style:family="paragraph">
      <style:paragraph-properties fo:text-align="center"/>
      <style:text-properties fo:font-size="16pt" style:font-size-asian="16pt" style:font-size-complex="16pt"/>
    </style:style>
    <style:style style:name="P11" style:family="paragraph">
      <style:paragraph-properties fo:text-align="start"/>
      <style:text-properties fo:font-size="18pt"/>
    </style:style>
    <style:style style:name="P12" style:family="paragraph">
      <style:paragraph-properties fo:text-align="start"/>
    </style:style>
    <style:style style:name="T1" style:family="text">
      <style:text-properties fo:font-size="24pt" style:font-size-asian="24pt" style:font-size-complex="24pt"/>
    </style:style>
    <style:style style:name="T2" style:family="text">
      <style:text-properties fo:font-size="16pt" style:font-size-asian="16pt" style:font-size-complex="16pt"/>
    </style:style>
    <style:style style:name="T3" style:family="text">
      <style:text-properties fo:font-size="8pt" style:font-size-asian="8pt" style:font-size-complex="8pt"/>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8pt" fo:font-weight="bold" style:font-size-asian="8pt" style:font-weight-asian="bold" style:font-size-complex="8pt" style:font-weight-complex="bold"/>
    </style:style>
    <style:style style:name="T7" style:family="text">
      <style:text-properties fo:font-size="18pt"/>
    </style:style>
    <style:style style:name="T8"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polygon draw:style-name="gr1" draw:text-style-name="P1" draw:layer="layout" svg:width="1.27cm" svg:height="3.143cm" svg:x="21.395cm" svg:y="69.697cm" svg:viewBox="0 0 1271 3144" draw:points="1271,2481 635,3144 0,2481 317,2481 317,0 952,0 952,2481">
            <text:p/>
          </draw:polygon>
        </draw:g>
        <draw:polygon draw:style-name="gr2" draw:text-style-name="P2" draw:layer="layout" svg:width="34.036cm" svg:height="106.126cm" svg:x="33.385cm" svg:y="8.221cm" svg:viewBox="0 0 34037 106127" draw:points="3175,94380 3175,93745 7620,93745 7620,83667 5080,83667 5080,82950 7620,82950 7620,60807 3510,60807 3510,60090 7620,60090 7620,45485 6349,45485 6349,44768 7620,44768 7620,717 0,717 0,0 8255,0 8255,82 8255,717 8255,44768 10477,44768 10477,45485 8255,45485 8255,60090 8255,60807 8255,100648 33972,100648 33972,100730 34037,100730 34037,106127 33402,106127 33402,101365 8255,101365 7620,101365 3175,101365 3175,100648 7620,100648 7620,94380">
          <text:p/>
        </draw:polygon>
        <draw:polygon draw:style-name="gr3" draw:text-style-name="P2" draw:layer="layout" svg:width="7.619cm" svg:height="111.759cm" svg:x="36.242cm" svg:y="1.636cm" svg:viewBox="0 0 7620 111760" draw:points="6033,111760 6033,104222 635,104222 635,103505 6033,103505 6033,97472 0,97472 0,96755 6033,96755 6033,72706 2223,72706 2223,72071 6033,72071 6033,58502 1905,58502 1905,57785 6033,57785 6033,12464 4445,12464 4445,11747 6033,11747 6033,717 2223,717 2223,0 6668,0 6668,635 6668,717 6668,11747 7620,11747 7620,12464 6668,12464 6668,57785 6668,58502 6668,71990 6668,72707 6668,103505 6668,104222 6668,111760">
          <text:p/>
        </draw:polygon>
        <draw:path draw:style-name="gr4" draw:text-style-name="P3" draw:layer="layout" svg:width="10.427cm" svg:height="2.221cm" svg:x="36.777cm" svg:y="10.506cm" svg:viewBox="0 0 10428 2222" svg:d="m923 719v303h348l-636 884c-212-295-423-589-635-884h347v-1022h576v1h8870 150 485v2221h-635v-1503z">
          <text:p/>
        </draw:path>
        <draw:path draw:style-name="gr5" draw:text-style-name="P2" draw:layer="layout" svg:width="1.27cm" svg:height="6.662cm" svg:x="17.53cm" svg:y="92.544cm" svg:viewBox="0 0 1271 6663" svg:d="m319 6663v-5337h-319l636-1326c212 442 423 884 635 1326h-318v5337z">
          <text:p/>
        </draw:path>
        <draw:path draw:style-name="gr6" draw:text-style-name="P2" draw:layer="layout" svg:width="38.418cm" svg:height="18.83cm" svg:x="36.877cm" svg:y="54.024cm" svg:viewBox="0 0 38419 18831" svg:d="m318 16174v-147h37465v-16027h635v16027h1v718h-37466v1423h318l-636 663c-212-221-423-442-635-663h318v-1423z">
          <text:p/>
        </draw:path>
        <draw:polygon draw:style-name="gr7" draw:text-style-name="P2" draw:layer="layout" svg:width="14.503cm" svg:height="86.024cm" svg:x="2.053cm" svg:y="10.543cm" svg:viewBox="0 0 14504 86025" draw:points="17,86024 17,718 0,718 0,0 13265,0 13652,0 13861,0 13861,1302 14199,1302 13563,1855 12928,1302 13265,1302 13265,718 652,718 652,85306 13869,85306 13869,81897 14504,81897 14504,86025 13869,86025 13869,86024 652,86024 217,86024">
          <text:p/>
        </draw:polygon>
        <draw:path draw:style-name="gr8" draw:text-style-name="P1" draw:layer="layout" svg:width="1.27cm" svg:height="6.96cm" svg:x="21.414cm" svg:y="90.852cm" svg:viewBox="0 0 1271 6961" svg:d="m1271 5194-636 1767c-212-589-423-1178-635-1767h318v-5194h635v5194z">
          <text:p/>
        </draw:path>
        <draw:rect draw:style-name="gr2" draw:text-style-name="P2" draw:layer="layout" svg:width="0.635cm" svg:height="22.86cm" svg:x="72.655cm" svg:y="91.488cm">
          <text:p/>
        </draw:rect>
        <draw:rect draw:style-name="gr3" draw:text-style-name="P2" draw:layer="layout" svg:width="0.635cm" svg:height="21.273cm" svg:x="49.338cm" svg:y="92.441cm">
          <text:p/>
        </draw:rect>
        <draw:rect draw:style-name="gr9" draw:text-style-name="P5" draw:layer="layout" svg:width="33.338cm" svg:height="11.293cm" svg:x="5.361cm" svg:y="58.468cm">
          <text:p text:style-name="P4"><text:span text:style-name="T1">Assembly</text:span></text:p>
        </draw:rect>
        <draw:rect draw:style-name="gr10" draw:text-style-name="P5" draw:layer="layout" svg:width="33.35cm" svg:height="8.572cm" svg:x="5.351cm" svg:y="1.001cm">
          <text:p text:style-name="P4"><text:span text:style-name="T1">Received Sample</text:span></text:p>
        </draw:rect>
        <draw:custom-shape draw:style-name="gr11" draw:text-style-name="P6" draw:layer="layout" svg:width="6.35cm" svg:height="1.587cm" svg:x="13.382cm" svg:y="3.541cm">
          <text:p text:style-name="P6"><text:span text:style-name="T2">Edit Spreadsheet</text:span></text:p>
          <text:p text:style-name="P6"><text:span text:style-name="T3">To correct miss-used fields and incorrect values.</text:span></text:p>
          <draw:enhanced-geometry svg:viewBox="0 0 21600 21600" draw:glue-points="10800 2150 0 10800 10800 19890 21600 10800" draw:text-areas="0 4300 21600 21600" draw:type="flowchart-manual-input" draw:enhanced-path="M 0 4300 L 21600 0 21600 21600 0 21600 0 4300 Z N"/>
        </draw:custom-shape>
        <draw:rect draw:style-name="gr12" draw:text-style-name="P8" draw:layer="layout" svg:width="10.795cm" svg:height="1.649cm" svg:x="15.922cm" svg:y="1.636cm" draw:corner-radius="1.27cm">
          <text:p text:style-name="P7"><text:span text:style-name="T4">Samples and Spreadsheet Provided</text:span></text:p>
          <text:p text:style-name="P7"><text:span text:style-name="T5">A spreadsheet is provided by the collaborator with a row for each sample. The </text:span></text:p>
          <text:p text:style-name="P7"><text:span text:style-name="T5">spreadsheet contains meta-data about the samples. It is keyed by </text:span><text:span text:style-name="T6">Tube Label</text:span></text:p>
        </draw:rect>
        <draw:rect draw:style-name="gr10" draw:text-style-name="P5" draw:layer="layout" svg:width="30.068cm" svg:height="5.129cm" svg:x="7.015cm" svg:y="97.838cm">
          <text:p text:style-name="P4"><text:span text:style-name="T1">Validate for Submission</text:span></text:p>
        </draw:rect>
        <draw:rect draw:style-name="gr13" draw:text-style-name="P5" draw:layer="layout" svg:width="20.32cm" svg:height="5.08cm" svg:x="11.889cm" svg:y="112.761cm">
          <text:p text:style-name="P4"><text:span text:style-name="T1">Sample Published</text:span></text:p>
        </draw:rect>
        <draw:polygon draw:style-name="gr14" draw:text-style-name="P2" draw:layer="layout" svg:width="17.51cm" svg:height="17.511cm" draw:transform="rotate (-0.785398163398486) translate (22.0299999996729cm 55.125cm)" svg:viewBox="0 0 17511 17512" draw:points="0,64314 2245,64315 17511,49048 17511,46803 15940,48374 15940,49272 15042,49272 12572,51742 12572,52640 11674,52640 9204,55110 9204,56008 8306,56008 5837,58477 5837,59375 4939,59375 2386,61928 2469,62743 1488,62826">
          <text:p/>
        </draw:polygon>
        <draw:rect draw:style-name="gr15" draw:text-style-name="P2" draw:layer="layout" svg:width="0.635cm" svg:height="0.635cm" svg:x="21.713cm" svg:y="67.507cm" draw:corner-radius="0.3cm">
          <text:p/>
        </draw:rect>
        <draw:rect draw:style-name="gr15" draw:text-style-name="P2" draw:layer="layout" svg:width="0.635cm" svg:height="0.635cm" svg:x="16.957cm" svg:y="67.507cm" draw:corner-radius="0.3cm">
          <text:p/>
        </draw:rect>
        <draw:rect draw:style-name="gr15" draw:text-style-name="P2" draw:id="id22" draw:layer="layout" svg:width="0.635cm" svg:height="0.635cm" svg:x="26.482cm" svg:y="67.507cm" draw:corner-radius="0.317cm">
          <text:p/>
        </draw:rect>
        <draw:rect draw:style-name="gr15" draw:text-style-name="P2" draw:id="id21" draw:layer="layout" svg:width="0.635cm" svg:height="0.635cm" svg:x="31.271cm" svg:y="67.507cm" draw:corner-radius="0.635cm">
          <text:p/>
        </draw:rect>
        <draw:custom-shape draw:style-name="gr16" draw:text-style-name="P1" draw:layer="layout" svg:width="1.27cm" svg:height="2.223cm" svg:x="74.342cm" svg:y="63.865cm">
          <text:p/>
          <draw:enhanced-geometry svg:viewBox="0 0 21600 21600" draw:text-areas="?f0 0 ?f2 ?f5" draw:mirror-horizontal="false" draw:mirror-vertical="false"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 draw:layer="layout" svg:width="1.27cm" svg:height="2.858cm" svg:x="17.53cm" svg:y="102.601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 draw:layer="layout" svg:width="1.27cm" svg:height="3.176cm" svg:x="26.4cm" svg:y="69.68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 draw:layer="layout" svg:width="1.27cm" svg:height="2.858cm" svg:x="17.53cm" svg:y="9.573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0" draw:text-style-name="P5" draw:layer="layout" svg:width="37.365cm" svg:height="41.592cm" svg:x="3.322cm" svg:y="12.431cm">
          <text:p text:style-name="P4"><text:span text:style-name="T1">Lab Processing</text:span></text:p>
        </draw:rect>
        <draw:polygon draw:style-name="gr19" draw:text-style-name="P2" draw:layer="layout" svg:width="16.837cm" svg:height="16.837cm" draw:transform="rotate (-0.785398163398486) translate (18.9384999999965cm 4.3335cm)" svg:viewBox="0 0 16838 16838" draw:points="1347,-6959 3143,-6959 13695,-17511 13695,-19308 15491,-19308 16838,-20655 14368,-20430 0,-6062 0,-3816 1347,-5163">
          <text:p/>
        </draw:polygon>
        <draw:custom-shape draw:style-name="gr20" draw:text-style-name="P2" draw:layer="layout" svg:width="0.635cm" svg:height="1.905cm" svg:x="9.89cm" svg:y="15.97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1" draw:text-style-name="P10" draw:layer="layout" svg:width="5.715cm" svg:height="0.953cm" svg:x="7.319cm" svg:y="15.97cm">
          <text:p text:style-name="P9"><text:span text:style-name="T2">Sanger Sequencing</text:span></text:p>
        </draw:rect>
        <draw:polygon draw:style-name="gr22" draw:text-style-name="P2" draw:layer="layout" svg:width="31.432cm" svg:height="1.317cm" draw:transform="rotate (3.1415926535892) translate (39.1000000000072cm 52.8009999998394cm)" svg:viewBox="0 0 31433 1318" draw:points="31433,-104284 28893,-104284 27940,-105237 26888,-104332 16193,-104284 15240,-105237 14287,-104284 4128,-104284 3176,-105236 2223,-104284 0,-104284 1270,-105554 30063,-105602">
          <text:p/>
        </draw:polygon>
        <draw:polygon draw:style-name="gr14" draw:text-style-name="P2" draw:layer="layout" svg:width="12.468cm" svg:height="12.64cm" draw:transform="skewX (-9.453814065068E-017) rotate (0.7853981633973) translate (19.3550000000103cm 34.862000000013cm)" svg:viewBox="0 0 12469 12641" draw:points="2021,76674 12244,86846 12469,89315 11013,87912 11013,86564 9668,86566 2623,79522 2623,78176 1347,78246 0,76898">
          <text:p/>
        </draw:polygon>
        <draw:custom-shape draw:style-name="gr20" draw:text-style-name="P2" draw:layer="layout" svg:width="0.635cm" svg:height="1.905cm" svg:x="21.937cm" svg:y="34.38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 draw:layer="layout" svg:width="0.635cm" svg:height="1.905cm" svg:x="33.937cm" svg:y="34.38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 draw:layer="layout" svg:width="1.905cm" svg:height="1.905cm" svg:x="9.255cm" svg:y="15.28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24" draw:text-style-name="P11" draw:layer="layout" svg:width="11.055cm" svg:height="14.287cm" svg:x="4.649cm" svg:y="17.876cm">
          <text:p text:style-name="P11"><text:span text:style-name="T7">RT_PCR</text:span></text:p>
          <text:p text:style-name="P11"><text:span text:style-name="T7">Lab workflow</text:span></text:p>
          <text:p text:style-name="P11"><text:span text:style-name="T7"/></text:p>
          <text:p text:style-name="P11"><text:span text:style-name="T7"/></text:p>
        </draw:rect>
        <draw:rect draw:style-name="gr25" draw:text-style-name="P6" draw:layer="layout" svg:width="9.842cm" svg:height="7.62cm" svg:x="5.255cm" svg:y="19.462cm">
          <text:p text:style-name="P6"><text:span text:style-name="T7">Open</text:span></text:p>
        </draw:rect>
        <draw:rect draw:style-name="gr25" draw:text-style-name="P6" draw:id="id3" draw:layer="layout" svg:width="7.303cm" svg:height="3.175cm" svg:x="8.084cm" svg:y="28.67cm">
          <text:p text:style-name="P6"><text:span text:style-name="T7">Complete</text:span></text:p>
        </draw:rect>
        <draw:rect draw:style-name="gr25" draw:text-style-name="P6" draw:id="id2" draw:layer="layout" svg:width="2.8cm" svg:height="3.175cm" svg:x="4.967cm" svg:y="28.67cm">
          <text:p text:style-name="P6"><text:span text:style-name="T7">Fail</text:span></text:p>
        </draw:rect>
        <draw:connector draw:style-name="gr26" draw:text-style-name="P2" draw:layer="layout" svg:x1="9.541cm" svg:y1="27.717cm" svg:x2="6.367cm" svg:y2="28.67cm" draw:start-shape="id1" draw:start-glue-point="5" draw:end-shape="id2" draw:end-glue-point="0" svg:d="m9541 27717h-3174v953">
          <text:p/>
        </draw:connector>
        <draw:connector draw:style-name="gr26" draw:text-style-name="P2" draw:layer="layout" svg:x1="10.811cm" svg:y1="27.717cm" svg:x2="11.735cm" svg:y2="28.67cm" draw:start-shape="id1" draw:start-glue-point="7" draw:end-shape="id3" draw:end-glue-point="0" svg:d="m10811 27717h924v953">
          <text:p/>
        </draw:connector>
        <draw:custom-shape draw:style-name="gr27" draw:text-style-name="P2" draw:id="id1" draw:layer="layout" svg:width="1.27cm" svg:height="1.27cm" svg:x="9.541cm" svg:y="27.08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 draw:text-style-name="P2" draw:layer="layout" svg:width="1.588cm" svg:height="1.905cm" svg:x="4.015cm" svg:y="31.022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olygon draw:style-name="gr29" draw:text-style-name="P2" draw:layer="layout" svg:width="6.984cm" svg:height="1.586cm" svg:x="6.684cm" svg:y="23.473cm" svg:viewBox="0 0 6985 1587" draw:points="0,0 6985,0 6350,1587 635,1587">
            <text:p/>
          </draw:polygon>
          <draw:rect draw:style-name="gr30" draw:text-style-name="P2" draw:layer="layout" svg:width="5.715cm" svg:height="1.587cm" svg:x="7.319cm" svg:y="23.473cm">
            <text:p text:style-name="P2">RT-PCR</text:p>
          </draw:rect>
        </draw:g>
        <draw:g>
          <draw:rect draw:style-name="gr24" draw:text-style-name="P11" draw:layer="layout" svg:width="11.055cm" svg:height="14.287cm" svg:x="4.274cm" svg:y="36.282cm">
            <text:p text:style-name="P11">Sequencing Task</text:p>
            <text:p text:style-name="P11">Lab workflow</text:p>
            <text:p text:style-name="P11"/>
            <text:p text:style-name="P11"/>
          </draw:rect>
          <draw:rect draw:style-name="gr31" draw:text-style-name="P6" draw:layer="layout" svg:width="9.842cm" svg:height="7.62cm" svg:x="4.88cm" svg:y="37.835cm">
            <text:p text:style-name="P6">Open</text:p>
          </draw:rect>
          <draw:rect draw:style-name="gr31" draw:text-style-name="P6" draw:id="id6" draw:layer="layout" svg:width="7.303cm" svg:height="3.175cm" svg:x="7.709cm" svg:y="47.043cm">
            <text:p text:style-name="P6">Complete</text:p>
          </draw:rect>
          <draw:rect draw:style-name="gr31" draw:text-style-name="P6" draw:id="id5" draw:layer="layout" svg:width="2.8cm" svg:height="3.175cm" svg:x="4.592cm" svg:y="47.043cm">
            <text:p text:style-name="P6">Fail</text:p>
          </draw:rect>
          <draw:connector draw:style-name="gr32" draw:text-style-name="P2" draw:layer="layout" svg:x1="9.166cm" svg:y1="46.09cm" svg:x2="5.992cm" svg:y2="47.043cm" draw:start-shape="id4" draw:start-glue-point="5" draw:end-shape="id5" draw:end-glue-point="0" svg:d="m9166 46090h-3174v953">
            <text:p/>
          </draw:connector>
          <draw:connector draw:style-name="gr32" draw:text-style-name="P2" draw:layer="layout" svg:x1="10.436cm" svg:y1="46.09cm" svg:x2="11.36cm" svg:y2="47.043cm" draw:start-shape="id4" draw:start-glue-point="7" draw:end-shape="id6" draw:end-glue-point="0" svg:d="m10436 46090h924v953">
            <text:p/>
          </draw:connector>
          <draw:custom-shape draw:style-name="gr20" draw:text-style-name="P2" draw:id="id4" draw:layer="layout" svg:width="1.27cm" svg:height="1.27cm" svg:x="9.166cm" svg:y="45.45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 draw:text-style-name="P2" draw:layer="layout" svg:width="1.588cm" svg:height="1.905cm" svg:x="3.64cm" svg:y="49.395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rect draw:style-name="gr24" draw:text-style-name="P11" draw:layer="layout" svg:width="11.055cm" svg:height="14.287cm" svg:x="16.714cm" svg:y="36.291cm">
          <text:p text:style-name="P11"><text:span text:style-name="T7">Sequencing Inc Library Construction</text:span></text:p>
          <text:p text:style-name="P11"><text:span text:style-name="T7">Lab workflow</text:span></text:p>
          <text:p text:style-name="P11"><text:span text:style-name="T7"/></text:p>
          <text:p text:style-name="P11"><text:span text:style-name="T7"/></text:p>
        </draw:rect>
        <draw:rect draw:style-name="gr25" draw:text-style-name="P6" draw:layer="layout" svg:width="9.842cm" svg:height="7.62cm" svg:x="17.32cm" svg:y="37.844cm">
          <text:p text:style-name="P6"><text:span text:style-name="T7">Open</text:span></text:p>
        </draw:rect>
        <draw:rect draw:style-name="gr25" draw:text-style-name="P6" draw:id="id9" draw:layer="layout" svg:width="7.303cm" svg:height="3.175cm" svg:x="20.149cm" svg:y="47.052cm">
          <text:p text:style-name="P6"><text:span text:style-name="T7">Complete</text:span></text:p>
        </draw:rect>
        <draw:rect draw:style-name="gr25" draw:text-style-name="P6" draw:id="id8" draw:layer="layout" svg:width="2.8cm" svg:height="3.175cm" svg:x="17.032cm" svg:y="47.052cm">
          <text:p text:style-name="P6"><text:span text:style-name="T7">Fail</text:span></text:p>
        </draw:rect>
        <draw:connector draw:style-name="gr26" draw:text-style-name="P2" draw:layer="layout" svg:x1="21.606cm" svg:y1="46.099cm" svg:x2="18.432cm" svg:y2="47.052cm" draw:start-shape="id7" draw:start-glue-point="5" draw:end-shape="id8" draw:end-glue-point="0" svg:d="m21606 46099h-3174v953">
          <text:p/>
        </draw:connector>
        <draw:connector draw:style-name="gr26" draw:text-style-name="P2" draw:layer="layout" svg:x1="22.876cm" svg:y1="46.099cm" svg:x2="23.8cm" svg:y2="47.052cm" draw:start-shape="id7" draw:start-glue-point="7" draw:end-shape="id9" draw:end-glue-point="0" svg:d="m22876 46099h924v953">
          <text:p/>
        </draw:connector>
        <draw:custom-shape draw:style-name="gr27" draw:text-style-name="P2" draw:id="id7" draw:layer="layout" svg:width="1.27cm" svg:height="1.27cm" svg:x="21.606cm" svg:y="45.4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3" draw:text-style-name="P2" draw:layer="layout" svg:width="1.588cm" svg:height="1.905cm" svg:x="16.08cm" svg:y="49.40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34" draw:text-style-name="P10" draw:layer="layout" svg:width="5.715cm" svg:height="0.953cm" svg:x="20.843cm" svg:y="48.464cm">
          <text:p text:style-name="P9"><text:span text:style-name="T2">Data Uploaded</text:span></text:p>
          <text:p text:style-name="P9"><text:span text:style-name="T3">Stored in File System</text:span></text:p>
        </draw:rect>
        <draw:rect draw:style-name="gr24" draw:text-style-name="P11" draw:layer="layout" svg:width="11.055cm" svg:height="14.287cm" svg:x="28.721cm" svg:y="36.291cm">
          <text:p text:style-name="P11"><text:span text:style-name="T7">Sequencing Inc Library Construction</text:span></text:p>
          <text:p text:style-name="P11"><text:span text:style-name="T7">Lab workflow</text:span></text:p>
          <text:p text:style-name="P11"><text:span text:style-name="T7"/></text:p>
          <text:p text:style-name="P11"><text:span text:style-name="T7"/></text:p>
        </draw:rect>
        <draw:rect draw:style-name="gr25" draw:text-style-name="P6" draw:layer="layout" svg:width="9.842cm" svg:height="7.62cm" svg:x="29.327cm" svg:y="37.844cm">
          <text:p text:style-name="P6"><text:span text:style-name="T7">Open</text:span></text:p>
        </draw:rect>
        <draw:rect draw:style-name="gr25" draw:text-style-name="P6" draw:id="id12" draw:layer="layout" svg:width="7.303cm" svg:height="3.175cm" svg:x="32.156cm" svg:y="47.052cm">
          <text:p text:style-name="P6"><text:span text:style-name="T7">Complete</text:span></text:p>
        </draw:rect>
        <draw:rect draw:style-name="gr25" draw:text-style-name="P6" draw:id="id11" draw:layer="layout" svg:width="2.8cm" svg:height="3.175cm" svg:x="29.039cm" svg:y="47.052cm">
          <text:p text:style-name="P6"><text:span text:style-name="T7">Fail</text:span></text:p>
        </draw:rect>
        <draw:connector draw:style-name="gr26" draw:text-style-name="P2" draw:layer="layout" svg:x1="33.613cm" svg:y1="46.099cm" svg:x2="30.439cm" svg:y2="47.052cm" draw:start-shape="id10" draw:start-glue-point="5" draw:end-shape="id11" draw:end-glue-point="0" svg:d="m33613 46099h-3174v953">
          <text:p/>
        </draw:connector>
        <draw:connector draw:style-name="gr26" draw:text-style-name="P2" draw:layer="layout" svg:x1="34.883cm" svg:y1="46.099cm" svg:x2="35.807cm" svg:y2="47.052cm" draw:start-shape="id10" draw:start-glue-point="7" draw:end-shape="id12" draw:end-glue-point="0" svg:d="m34883 46099h924v953">
          <text:p/>
        </draw:connector>
        <draw:custom-shape draw:style-name="gr27" draw:text-style-name="P2" draw:id="id10" draw:layer="layout" svg:width="1.27cm" svg:height="1.27cm" svg:x="33.613cm" svg:y="45.4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3" draw:text-style-name="P2" draw:layer="layout" svg:width="1.588cm" svg:height="1.905cm" svg:x="28.087cm" svg:y="49.40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4" draw:text-style-name="P11" draw:layer="layout" svg:width="11.055cm" svg:height="14.287cm" svg:x="22.053cm" svg:y="17.876cm">
          <text:p text:style-name="P11"><text:span text:style-name="T7">SISPA</text:span></text:p>
          <text:p text:style-name="P11"><text:span text:style-name="T7">Lab workflow</text:span></text:p>
          <text:p text:style-name="P11"><text:span text:style-name="T7"/></text:p>
          <text:p text:style-name="P11"><text:span text:style-name="T7"/></text:p>
        </draw:rect>
        <draw:rect draw:style-name="gr25" draw:text-style-name="P6" draw:layer="layout" svg:width="9.842cm" svg:height="7.62cm" svg:x="22.659cm" svg:y="19.429cm">
          <text:p text:style-name="P6"><text:span text:style-name="T7">Open</text:span></text:p>
        </draw:rect>
        <draw:rect draw:style-name="gr25" draw:text-style-name="P6" draw:id="id15" draw:layer="layout" svg:width="7.303cm" svg:height="3.175cm" svg:x="25.488cm" svg:y="28.637cm">
          <text:p text:style-name="P6"><text:span text:style-name="T7">Complete</text:span></text:p>
        </draw:rect>
        <draw:rect draw:style-name="gr25" draw:text-style-name="P6" draw:id="id14" draw:layer="layout" svg:width="2.8cm" svg:height="3.175cm" svg:x="22.371cm" svg:y="28.637cm">
          <text:p text:style-name="P6"><text:span text:style-name="T7">Fail</text:span></text:p>
        </draw:rect>
        <draw:connector draw:style-name="gr26" draw:text-style-name="P2" draw:layer="layout" svg:x1="26.945cm" svg:y1="27.684cm" svg:x2="23.771cm" svg:y2="28.637cm" draw:start-shape="id13" draw:start-glue-point="5" draw:end-shape="id14" draw:end-glue-point="0" svg:d="m26945 27684h-3174v953">
          <text:p/>
        </draw:connector>
        <draw:connector draw:style-name="gr26" draw:text-style-name="P2" draw:layer="layout" svg:x1="28.215cm" svg:y1="27.684cm" svg:x2="29.139cm" svg:y2="28.637cm" draw:start-shape="id13" draw:start-glue-point="7" draw:end-shape="id15" draw:end-glue-point="0" svg:d="m28215 27684h924v953">
          <text:p/>
        </draw:connector>
        <draw:custom-shape draw:style-name="gr27" draw:text-style-name="P2" draw:id="id13" draw:layer="layout" svg:width="1.27cm" svg:height="1.27cm" svg:x="26.945cm" svg:y="27.0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 draw:text-style-name="P2" draw:layer="layout" svg:width="1.588cm" svg:height="1.905cm" svg:x="21.419cm" svg:y="30.989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olygon draw:style-name="gr29" draw:text-style-name="P2" draw:layer="layout" svg:width="6.984cm" svg:height="1.586cm" svg:x="23.959cm" svg:y="21.051cm" svg:viewBox="0 0 6985 1587" draw:points="0,0 6985,0 6350,1587 635,1587">
            <text:p/>
          </draw:polygon>
          <draw:rect draw:style-name="gr30" draw:text-style-name="P2" draw:layer="layout" svg:width="5.715cm" svg:height="1.587cm" svg:x="24.594cm" svg:y="21.051cm">
            <text:p text:style-name="P2">SISPA</text:p>
          </draw:rect>
        </draw:g>
        <draw:rect draw:style-name="gr21" draw:text-style-name="P10" draw:layer="layout" svg:width="5.715cm" svg:height="0.953cm" svg:x="24.712cm" svg:y="15.97cm">
          <text:p text:style-name="P9"><text:span text:style-name="T2">Next Gen Sequencing</text:span></text:p>
        </draw:rect>
        <draw:custom-shape draw:style-name="gr35" draw:text-style-name="P1" draw:layer="layout" svg:width="1.27cm" svg:height="2.858cm" svg:x="21.369cm" svg:y="9.573cm">
          <text:p/>
          <draw:enhanced-geometry svg:viewBox="0 0 21600 21600" draw:text-areas="?f0 0 ?f2 ?f5" draw:mirror-horizontal="false" draw:mirror-vertical="false"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path draw:style-name="gr36" draw:text-style-name="P1" draw:layer="layout" svg:width="1.27cm" svg:height="1.743cm" svg:x="21.395cm" svg:y="53.523cm" svg:viewBox="0 0 1271 1744" svg:d="m1271 1376c-212 123-424 245-636 368-212-123-423-245-635-368h317v-1376h635v1376z">
            <text:p/>
          </draw:path>
        </draw:g>
        <draw:path draw:style-name="gr37" draw:text-style-name="P2" draw:layer="layout" svg:width="9.425cm" svg:height="1.27cm" svg:x="38.881cm" svg:y="77.2cm" svg:viewBox="0 0 9426 1271" svg:d="m9426 317v635l-8100 43v276c-442-212-884-423-1326-635l1326-636v277z">
          <text:p/>
        </draw:path>
        <draw:custom-shape draw:style-name="gr38" draw:text-style-name="P1" draw:layer="layout" svg:width="1.27cm" svg:height="3.216cm" svg:x="64.37cm" svg:y="92.44cm">
          <text:p/>
          <draw:enhanced-geometry svg:viewBox="0 0 21600 21600" draw:text-areas="?f0 0 ?f2 ?f5" draw:mirror-horizontal="false" draw:mirror-vertical="false"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 draw:layer="layout" svg:width="1.27cm" svg:height="2.858cm" svg:x="17.53cm" svg:y="110.002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9" draw:text-style-name="P5" draw:layer="layout" svg:width="20.32cm" svg:height="5.131cm" svg:x="39.495cm" svg:y="112.761cm">
          <text:p text:style-name="P4"><text:span text:style-name="T1">Unresolved</text:span></text:p>
        </draw:rect>
        <draw:rect draw:style-name="gr40" draw:text-style-name="P5" draw:layer="layout" svg:width="20.32cm" svg:height="5.131cm" svg:x="62.777cm" svg:y="112.76cm">
          <text:p text:style-name="P4"><text:span text:style-name="T1">Deprecated</text:span></text:p>
        </draw:rect>
        <draw:path draw:style-name="gr41" draw:text-style-name="P1" draw:layer="layout" svg:width="29.945cm" svg:height="5.287cm" svg:x="33.701cm" svg:y="92.539cm" svg:viewBox="0 0 29946 5288" svg:d="m29599 2859h-70-506-28099v969h347c-212 487-423 973-635 1460-212-487-424-973-636-1460h348v-1688h576v1h28099v-815h-348l636-1326c212 442 423 884 635 1326h-347z">
          <text:p/>
        </draw:path>
        <draw:custom-shape draw:style-name="gr38" draw:text-style-name="P1" draw:layer="layout" svg:width="1.27cm" svg:height="2.858cm" svg:x="21.414cm" svg:y="109.903cm">
          <text:p/>
          <draw:enhanced-geometry svg:viewBox="0 0 21600 21600" draw:mirror-horizontal="true" draw:text-areas="?f0 0 ?f2 ?f5" draw:mirror-vertical="false"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2" draw:text-style-name="P2" draw:layer="layout" svg:width="33.02cm" svg:height="15.122cm" svg:x="22.272cm" svg:y="92.539cm" svg:viewBox="0 0 33021 15123" svg:d="m0 15123v-718h32068v-13079h-318c212-442 423-884 635-1326l636 1326h-318v13079 518 200z">
          <text:p/>
        </draw:path>
        <draw:custom-shape draw:style-name="gr11" draw:text-style-name="P6" draw:layer="layout" svg:width="5.715cm" svg:height="1.587cm" svg:x="6.932cm" svg:y="39.1cm">
          <text:p text:style-name="P6"><text:span text:style-name="T2">Work Order Produced</text:span></text:p>
          <text:p text:style-name="P6"><text:span text:style-name="T3">Word doc filled in with details of job</text:span></text:p>
          <draw:enhanced-geometry svg:viewBox="0 0 21600 21600" draw:glue-points="10800 2150 0 10800 10800 19890 21600 10800" draw:text-areas="0 4300 21600 21600" draw:mirror-horizontal="false" draw:mirror-vertical="false" draw:type="flowchart-manual-input" draw:enhanced-path="M 0 4300 L 21600 0 21600 21600 0 21600 0 4300 Z N"/>
        </draw:custom-shape>
        <draw:g>
          <draw:polygon draw:style-name="gr29" draw:text-style-name="P2" draw:layer="layout" svg:width="6.984cm" svg:height="1.586cm" svg:x="6.297cm" svg:y="43.227cm" svg:viewBox="0 0 6985 1587" draw:points="0,0 6985,0 6350,1587 635,1587">
            <text:p/>
          </draw:polygon>
          <draw:rect draw:style-name="gr30" draw:text-style-name="P2" draw:layer="layout" svg:width="5.715cm" svg:height="1.587cm" svg:x="6.932cm" svg:y="43.227cm">
            <text:p text:style-name="P2">Sequencing</text:p>
          </draw:rect>
        </draw:g>
        <draw:rect draw:style-name="gr43" draw:text-style-name="P10" draw:layer="layout" svg:width="5.715cm" svg:height="1.905cm" svg:x="31.731cm" svg:y="41.003cm">
          <text:p text:style-name="P9"><text:span text:style-name="T2">Submit Sequencing</text:span></text:p>
          <text:p text:style-name="P9"><text:span text:style-name="T2"><text:s/></text:span><text:span text:style-name="T2">Ticket</text:span></text:p>
          <text:p text:style-name="P9"><text:span text:style-name="T3">Sequencing is tracked in a separate project</text:span></text:p>
        </draw:rect>
        <draw:custom-shape draw:style-name="gr44" draw:text-style-name="P6" draw:layer="layout" svg:width="5.715cm" svg:height="1.587cm" svg:x="19.315cm" svg:y="39.101cm">
          <text:p text:style-name="P6"><text:span text:style-name="T2">Work Order Produced</text:span></text:p>
          <text:p text:style-name="P6"><text:span text:style-name="T3">Word doc filled in with details of job</text:span></text:p>
          <draw:enhanced-geometry svg:viewBox="0 0 21600 21600" draw:glue-points="10800 2150 0 10800 10800 19890 21600 10800" draw:text-areas="0 4300 21600 21600" draw:mirror-horizontal="false" draw:mirror-vertical="false" draw:type="flowchart-manual-input" draw:enhanced-path="M 0 4300 L 21600 0 21600 21600 0 21600 0 4300 Z N"/>
        </draw:custom-shape>
        <draw:g>
          <draw:polygon draw:style-name="gr45" draw:text-style-name="P2" draw:layer="layout" svg:width="6.984cm" svg:height="1.586cm" svg:x="18.68cm" svg:y="43.228cm" svg:viewBox="0 0 6985 1587" draw:points="0,0 6985,0 6350,1587 635,1587">
            <text:p/>
          </draw:polygon>
          <draw:rect draw:style-name="gr46" draw:text-style-name="P2" draw:layer="layout" svg:width="5.715cm" svg:height="1.587cm" svg:x="19.315cm" svg:y="43.228cm">
            <text:p text:style-name="P2">Sequencing</text:p>
          </draw:rect>
        </draw:g>
        <draw:rect draw:style-name="gr47" draw:text-style-name="P10" draw:layer="layout" svg:width="5.715cm" svg:height="1.905cm" svg:x="31.731cm" svg:y="41.004cm">
          <text:p text:style-name="P9"><text:span text:style-name="T2">Submit Sequencing</text:span></text:p>
          <text:p text:style-name="P9"><text:span text:style-name="T2"><text:s/></text:span><text:span text:style-name="T2">Ticket</text:span></text:p>
          <text:p text:style-name="P9"><text:span text:style-name="T3">Sequencing is tracked in a separate project</text:span></text:p>
        </draw:rect>
        <draw:custom-shape draw:style-name="gr44" draw:text-style-name="P6" draw:layer="layout" svg:width="5.715cm" svg:height="1.587cm" svg:x="31.262cm" svg:y="39.101cm">
          <text:p text:style-name="P6"><text:span text:style-name="T2">Work Order Produced</text:span></text:p>
          <text:p text:style-name="P6"><text:span text:style-name="T3">Word doc filled in with details of job</text:span></text:p>
          <draw:enhanced-geometry svg:viewBox="0 0 21600 21600" draw:glue-points="10800 2150 0 10800 10800 19890 21600 10800" draw:text-areas="0 4300 21600 21600" draw:mirror-horizontal="false" draw:mirror-vertical="false" draw:type="flowchart-manual-input" draw:enhanced-path="M 0 4300 L 21600 0 21600 21600 0 21600 0 4300 Z N"/>
        </draw:custom-shape>
        <draw:g>
          <draw:polygon draw:style-name="gr45" draw:text-style-name="P2" draw:layer="layout" svg:width="6.984cm" svg:height="1.586cm" svg:x="30.627cm" svg:y="43.228cm" svg:viewBox="0 0 6985 1587" draw:points="0,0 6985,0 6350,1587 635,1587">
            <text:p/>
          </draw:polygon>
          <draw:rect draw:style-name="gr46" draw:text-style-name="P2" draw:layer="layout" svg:width="5.715cm" svg:height="1.587cm" svg:x="31.262cm" svg:y="43.228cm">
            <text:p text:style-name="P2">Sequencing</text:p>
          </draw:rect>
        </draw:g>
        <draw:rect draw:style-name="gr47" draw:text-style-name="P10" draw:layer="layout" svg:width="5.715cm" svg:height="1.905cm" svg:x="31.731cm" svg:y="41.004cm">
          <text:p text:style-name="P9"><text:span text:style-name="T2">Submit Sequencing</text:span></text:p>
          <text:p text:style-name="P9"><text:span text:style-name="T2"><text:s/></text:span><text:span text:style-name="T2">Ticket</text:span></text:p>
          <text:p text:style-name="P9"><text:span text:style-name="T3">Sequencing is tracked in a separate project</text:span></text:p>
        </draw:rect>
        <draw:custom-shape draw:style-name="gr44" draw:text-style-name="P6" draw:layer="layout" svg:width="6.35cm" svg:height="1.587cm" svg:x="13.382cm" svg:y="3.542cm">
          <text:p text:style-name="P6"><text:span text:style-name="T2">Edit Spreadsheet</text:span></text:p>
          <text:p text:style-name="P6"><text:span text:style-name="T3">To correct miss-used fields and incorrect values.</text:span></text:p>
          <draw:enhanced-geometry svg:viewBox="0 0 21600 21600" draw:glue-points="10800 2150 0 10800 10800 19890 21600 10800" draw:text-areas="0 4300 21600 21600" draw:mirror-horizontal="false" draw:mirror-vertical="false" draw:type="flowchart-manual-input" draw:enhanced-path="M 0 4300 L 21600 0 21600 21600 0 21600 0 4300 Z N"/>
        </draw:custom-shape>
        <draw:rect draw:style-name="gr48" draw:text-style-name="P8" draw:layer="layout" svg:width="10.795cm" svg:height="1.649cm" svg:x="15.922cm" svg:y="1.637cm" draw:corner-radius="1.27cm">
          <text:p text:style-name="P7"><text:span text:style-name="T4">Samples and Spreadsheet Provided</text:span></text:p>
          <text:p text:style-name="P7"><text:span text:style-name="T5">A spreadsheet is provided by the collaborator with a row for each sample. The </text:span></text:p>
          <text:p text:style-name="P7"><text:span text:style-name="T5">spreadsheet contains meta-data about the samples. It is keyed by </text:span><text:span text:style-name="T6">Tube Label</text:span></text:p>
        </draw:rect>
        <draw:custom-shape draw:style-name="gr49" draw:text-style-name="P6" draw:id="id23" draw:layer="layout" svg:width="8.89cm" svg:height="2.571cm" svg:x="7.966cm" svg:y="61.611cm">
          <text:p text:style-name="P6"><text:span text:style-name="T2">Sanger Assembly</text:span></text:p>
          <text:p text:style-name="P6"><text:span text:style-name="T6">Automatically triggered by the data upload. </text:span></text:p>
          <text:p text:style-name="P6"><text:span text:style-name="T6">Contig information is loaded into the db</text:span></text:p>
          <text:p text:style-name="P6"><text:span text:style-name="T5"/></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ustom-shape draw:style-name="gr49" draw:text-style-name="P6" draw:id="id18" draw:layer="layout" svg:width="8.89cm" svg:height="2.222cm" svg:x="12.829cm" svg:y="64.651cm">
          <text:p text:style-name="P6"><text:span text:style-name="T4">Sanger Re-assembly</text:span></text:p>
          <text:p text:style-name="P6"><text:span text:style-name="T6">Automatically triggered by the data upload. </text:span></text:p>
          <text:p text:style-name="P6"><text:span text:style-name="T6">Contig information is loaded into the db</text:span></text:p>
          <text:p text:style-name="P6"><text:span text:style-name="T5"/></text:p>
          <draw:enhanced-geometry svg:viewBox="0 0 21600 21600" draw:text-areas="2540 0 19060 21600" draw:mirror-horizontal="false" draw:mirror-vertical="false" draw:type="flowchart-predefined-process" draw:enhanced-path="M 0 0 L 21600 0 21600 21600 0 21600 Z N M 2540 0 L 2540 21600 N M 19060 0 L 19060 21600 N"/>
        </draw:custom-shape>
        <draw:custom-shape draw:style-name="gr50" draw:text-style-name="P6" draw:id="id20" draw:layer="layout" svg:width="8.89cm" svg:height="2.571cm" svg:x="17.585cm" svg:y="61.611cm">
          <text:p text:style-name="P6"><text:span text:style-name="T4">Sanger and NextGen </text:span></text:p>
          <text:p text:style-name="P6"><text:span text:style-name="T4">Re-assembly</text:span></text:p>
          <text:p text:style-name="P11"><text:span text:style-name="T3">Manually triggered, uses both uploaded sanger data </text:span></text:p>
          <text:p text:style-name="P11"><text:span text:style-name="T3">and the output files from Next Gen Sequencing.</text:span></text:p>
          <text:p text:style-name="P11"><text:span text:style-name="T3">Contig information is loaded into the db</text:span></text:p>
          <text:p text:style-name="P6"><text:span text:style-name="T6"/></text:p>
          <draw:enhanced-geometry svg:viewBox="0 0 21600 21600" draw:text-areas="2540 0 19060 21600" draw:mirror-horizontal="false" draw:mirror-vertical="false" draw:type="flowchart-predefined-process" draw:enhanced-path="M 0 0 L 21600 0 21600 21600 0 21600 Z N M 2540 0 L 2540 21600 N M 19060 0 L 19060 21600 N"/>
        </draw:custom-shape>
        <draw:custom-shape draw:style-name="gr51" draw:text-style-name="P2" draw:id="id16" draw:layer="layout" svg:width="1.905cm" svg:height="1.905cm" svg:x="21.078cm" svg:y="59.104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52" draw:text-style-name="P6" draw:id="id17" draw:layer="layout" svg:width="8.907cm" svg:height="2.571cm" svg:x="27.135cm" svg:y="61.642cm">
          <text:p text:style-name="P6"><text:span text:style-name="T4">NextGen Only Assembly</text:span></text:p>
          <text:p text:style-name="P11"><text:span text:style-name="T3">Manually triggered, uses the CLC assembler.</text:span></text:p>
          <text:p text:style-name="P11"><text:span text:style-name="T3">The results are converted into consed format and </text:span></text:p>
          <text:p text:style-name="P11"><text:span text:style-name="T3">trimmed before being loaded into the </text:span><text:span text:style-name="T5">system</text:span></text:p>
          <text:p text:style-name="P6"><text:span text:style-name="T6"/></text:p>
          <draw:enhanced-geometry svg:viewBox="0 0 21600 21600" draw:text-areas="2540 0 19060 21600" draw:mirror-horizontal="false" draw:mirror-vertical="false" draw:type="flowchart-predefined-process" draw:enhanced-path="M 0 0 L 21600 0 21600 21600 0 21600 Z N M 2540 0 L 2540 21600 N M 19060 0 L 19060 21600 N"/>
        </draw:custom-shape>
        <draw:connector draw:style-name="gr53" draw:text-style-name="P2" draw:layer="layout" svg:x1="22.983cm" svg:y1="60.056cm" svg:x2="31.588cm" svg:y2="61.642cm" draw:start-shape="id16" draw:start-glue-point="7" draw:end-shape="id17" draw:end-glue-point="0" svg:d="m22983 60056h8605v1586">
          <text:p/>
        </draw:connector>
        <draw:custom-shape draw:style-name="gr50" draw:text-style-name="P6" draw:id="id19" draw:layer="layout" svg:width="8.89cm" svg:height="2.222cm" svg:x="22.354cm" svg:y="64.651cm">
          <text:p text:style-name="P6"><text:span text:style-name="T4">NextGen Re-assembly</text:span></text:p>
          <text:p text:style-name="P11"><text:span text:style-name="T3">Manually triggered, uses the CLC assembler.</text:span></text:p>
          <text:p text:style-name="P11"><text:span text:style-name="T3">The results are converted into consed format and </text:span></text:p>
          <text:p text:style-name="P11"><text:span text:style-name="T3">trimmed before being loaded into the </text:span><text:span text:style-name="T5">system</text:span></text:p>
          <text:p text:style-name="P6"><text:span text:style-name="T6"/></text:p>
          <draw:enhanced-geometry svg:viewBox="0 0 21600 21600" draw:text-areas="2540 0 19060 21600" draw:mirror-horizontal="false" draw:mirror-vertical="false" draw:type="flowchart-predefined-process" draw:enhanced-path="M 0 0 L 21600 0 21600 21600 0 21600 Z N M 2540 0 L 2540 21600 N M 19060 0 L 19060 21600 N"/>
        </draw:custom-shape>
        <draw:connector draw:style-name="gr53" draw:text-style-name="P2" draw:layer="layout" svg:x1="21.078cm" svg:y1="60.056cm" svg:x2="17.274cm" svg:y2="64.651cm" draw:start-shape="id16" draw:start-glue-point="5" draw:end-shape="id18" draw:end-glue-point="0" svg:d="m21078 60056h-3804v4595">
          <text:p/>
        </draw:connector>
        <draw:connector draw:style-name="gr53" draw:text-style-name="P2" draw:layer="layout" svg:x1="22.983cm" svg:y1="60.056cm" svg:x2="26.799cm" svg:y2="64.651cm" draw:start-shape="id16" draw:start-glue-point="7" draw:end-shape="id19" draw:end-glue-point="0" svg:d="m22983 60056h3816v4595">
          <text:p/>
        </draw:connector>
        <draw:connector draw:style-name="gr53" draw:text-style-name="P2" draw:layer="layout" svg:x1="17.274cm" svg:y1="66.873cm" svg:x2="17.273cm" svg:y2="67.508cm" draw:start-shape="id18" draw:start-glue-point="2" svg:d="m17274 66873v569h-1v66">
          <text:p/>
        </draw:connector>
        <draw:connector draw:style-name="gr53" draw:text-style-name="P2" draw:layer="layout" svg:x1="22.03cm" svg:y1="64.182cm" svg:x2="22.03cm" svg:y2="67.508cm" draw:start-shape="id20" draw:start-glue-point="2" svg:d="m22030 64182v3326">
          <text:p/>
        </draw:connector>
        <draw:connector draw:style-name="gr53" draw:text-style-name="P2" draw:layer="layout" svg:x1="31.588cm" svg:y1="64.213cm" svg:x2="31.588cm" svg:y2="67.507cm" draw:start-shape="id17" draw:end-shape="id21" draw:end-glue-point="0" svg:d="m31588 64213v3294">
          <text:p/>
        </draw:connector>
        <draw:connector draw:style-name="gr53" draw:text-style-name="P2" draw:layer="layout" svg:x1="26.799cm" svg:y1="66.873cm" svg:x2="26.799cm" svg:y2="67.507cm" draw:start-shape="id19" draw:start-glue-point="2" draw:end-shape="id22" draw:end-glue-point="0" svg:d="m26799 66873v634">
          <text:p/>
        </draw:connector>
        <draw:g>
          <draw:polygon draw:style-name="gr45" draw:text-style-name="P2" draw:layer="layout" svg:width="6.984cm" svg:height="1.587cm" svg:x="22.59cm" svg:y="6.08cm" svg:viewBox="0 0 6985 1588" draw:points="0,0 6985,0 6350,1588 635,1588">
            <text:p/>
          </draw:polygon>
          <draw:rect draw:style-name="gr46" draw:text-style-name="P2" draw:layer="layout" svg:width="5.715cm" svg:height="1.588cm" svg:x="23.225cm" svg:y="6.08cm">
            <text:p text:style-name="P2">Alquot Made</text:p>
            <text:p text:style-name="P2"><text:span text:style-name="T3">A dilution is made and labeled </text:span></text:p>
            <text:p text:style-name="P2"><text:span text:style-name="T3">with the blinded number</text:span></text:p>
          </draw:rect>
        </draw:g>
        <draw:g>
          <draw:polygon draw:style-name="gr45" draw:text-style-name="P2" draw:layer="layout" svg:width="6.984cm" svg:height="1.587cm" svg:x="13.065cm" svg:y="6.079cm" svg:viewBox="0 0 6985 1588" draw:points="0,0 6985,0 6350,1588 635,1588">
            <text:p/>
          </draw:polygon>
          <draw:rect draw:style-name="gr46" draw:text-style-name="P2" draw:layer="layout" svg:width="5.715cm" svg:height="1.588cm" svg:x="13.7cm" svg:y="6.079cm">
            <text:p text:style-name="P2">Load data</text:p>
            <text:p text:style-name="P2"><text:span text:style-name="T3">Imported directly from the spreadsheet.</text:span></text:p>
          </draw:rect>
        </draw:g>
        <draw:connector draw:style-name="gr53" draw:text-style-name="P2" draw:layer="layout" svg:x1="21.078cm" svg:y1="60.056cm" svg:x2="12.411cm" svg:y2="61.611cm" draw:start-shape="id16" draw:start-glue-point="5" draw:end-shape="id23" draw:end-glue-point="0" svg:d="m21078 60056h-8667v1555">
          <text:p/>
        </draw:connector>
        <draw:rect draw:style-name="gr15" draw:text-style-name="P2" draw:id="id24" draw:layer="layout" svg:width="0.635cm" svg:height="0.635cm" svg:x="12.094cm" svg:y="67.508cm" draw:corner-radius="0.3cm">
          <text:p/>
        </draw:rect>
        <draw:connector draw:style-name="gr53" draw:text-style-name="P2" draw:layer="layout" svg:x1="12.411cm" svg:y1="64.182cm" svg:x2="12.411cm" svg:y2="67.508cm" draw:start-shape="id23" draw:end-shape="id24" draw:end-glue-point="0" svg:d="m12411 64182v3326">
          <text:p/>
        </draw:connector>
        <draw:custom-shape draw:style-name="gr54" draw:text-style-name="P1" draw:layer="layout" svg:width="1.27cm" svg:height="2.223cm" svg:x="74.342cm" svg:y="63.866cm">
          <text:p/>
          <draw:enhanced-geometry svg:viewBox="0 0 21600 21600" draw:text-areas="?f0 0 ?f2 ?f5" draw:mirror-horizontal="false" draw:mirror-vertical="false"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1" draw:text-style-name="P10" draw:layer="layout" svg:width="5.715cm" svg:height="0.953cm" svg:x="7.319cm" svg:y="15.971cm">
          <text:p text:style-name="P9"><text:span text:style-name="T2">Sanger Sequencing</text:span></text:p>
        </draw:rect>
        <draw:polygon draw:style-name="gr14" draw:text-style-name="P2" draw:layer="layout" svg:width="12.468cm" svg:height="12.64cm" draw:transform="skewX (-9.453814065068E-017) rotate (0.7853981633973) translate (19.3550000000103cm 34.863000000013cm)" svg:viewBox="0 0 12469 12641" draw:points="2021,76676 12244,86848 12469,89317 11013,87914 11013,86566 9668,86568 2623,79524 2623,78178 1347,78248 0,76900">
          <text:p/>
        </draw:polygon>
        <draw:custom-shape draw:style-name="gr55" draw:text-style-name="P2" draw:id="id25" draw:layer="layout" svg:width="1.27cm" svg:height="1.27cm" svg:x="27.452cm" svg:y="33.43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 draw:text-style-name="P2" draw:layer="layout" svg:width="0.635cm" svg:height="1.905cm" svg:x="21.937cm" svg:y="34.38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 draw:layer="layout" svg:width="0.635cm" svg:height="1.905cm" svg:x="33.937cm" svg:y="34.38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1" draw:text-style-name="P10" draw:id="id26" draw:layer="layout" svg:width="5.715cm" svg:height="0.953cm" svg:x="19.397cm" svg:y="33.593cm">
          <text:p text:style-name="P9"><text:span text:style-name="T2">454 Sequencing</text:span></text:p>
        </draw:rect>
        <draw:rect draw:style-name="gr21" draw:text-style-name="P10" draw:id="id27" draw:layer="layout" svg:width="5.715cm" svg:height="0.953cm" svg:x="31.379cm" svg:y="33.593cm">
          <text:p text:style-name="P9"><text:span text:style-name="T2">Illumina Sequencing</text:span></text:p>
        </draw:rect>
        <draw:connector draw:style-name="gr26" draw:text-style-name="P2" draw:layer="layout" svg:x1="27.452cm" svg:y1="34.068cm" svg:x2="25.112cm" svg:y2="34.069cm" draw:start-shape="id25" draw:start-glue-point="5" draw:end-shape="id26" draw:end-glue-point="1" svg:d="m27452 34068h-1170v1h-1170">
          <text:p/>
        </draw:connector>
        <draw:connector draw:style-name="gr26" draw:text-style-name="P2" draw:layer="layout" svg:x1="28.722cm" svg:y1="34.068cm" svg:x2="31.379cm" svg:y2="34.069cm" draw:start-shape="id25" draw:start-glue-point="7" draw:end-shape="id27" draw:end-glue-point="3" svg:d="m28722 34068h1329v1h1328">
          <text:p/>
        </draw:connector>
        <draw:custom-shape draw:style-name="gr23" draw:text-style-name="P2" draw:layer="layout" svg:width="1.905cm" svg:height="1.905cm" svg:x="26.717cm" svg:y="15.28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56" draw:text-style-name="P2" draw:layer="layout" svg:width="0.635cm" svg:height="4.488cm" svg:x="11.476cm" svg:y="31.753cm" svg:viewBox="0 0 636 4489" draw:points="636,3925 318,4489 0,3925 160,3925 160,0 477,0 477,3925">
          <text:p/>
        </draw:polygon>
        <draw:g>
          <draw:polygon draw:style-name="gr45" draw:text-style-name="P2" draw:layer="layout" svg:width="6.984cm" svg:height="1.904cm" svg:x="32.326cm" svg:y="32.042cm" svg:viewBox="0 0 6985 1905" draw:points="0,0 6985,0 6350,1905 635,1905">
            <text:p/>
          </draw:polygon>
          <draw:rect draw:style-name="gr46" draw:text-style-name="P2" draw:layer="layout" svg:width="5.715cm" svg:height="1.905cm" svg:x="32.961cm" svg:y="32.042cm">
            <text:p text:style-name="P2">PCR Plates</text:p>
            <text:p text:style-name="P2"><text:span text:style-name="T3">Virus specific primer plates are used <text:s/>and the </text:span></text:p>
            <text:p text:style-name="P2"><text:span text:style-name="T3">RT-PCR plates are marked with the blinded</text:span></text:p>
            <text:p text:style-name="P2"><text:span text:style-name="T3"><text:s/></text:span><text:span text:style-name="T3">number and primer plate number</text:span></text:p>
          </draw:rect>
        </draw:g>
        <draw:polygon draw:style-name="gr56" draw:text-style-name="P2" draw:layer="layout" svg:width="0.635cm" svg:height="1.797cm" svg:x="10.741cm" svg:y="50.319cm" svg:viewBox="0 0 636 1798" draw:points="636,1234 318,1798 0,1234 160,1234 160,0 477,0 477,1234">
          <text:p/>
        </draw:polygon>
        <draw:custom-shape draw:style-name="gr28" draw:text-style-name="P2" draw:layer="layout" svg:width="1.588cm" svg:height="1.905cm" svg:x="16.08cm" svg:y="49.405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48" draw:text-style-name="P10" draw:layer="layout" svg:width="5.715cm" svg:height="0.953cm" svg:x="20.843cm" svg:y="48.467cm">
          <text:p text:style-name="P9"><text:span text:style-name="T2">Data Uploaded</text:span></text:p>
          <text:p text:style-name="P9"><text:span text:style-name="T3">Stored in File System</text:span></text:p>
        </draw:rect>
        <draw:custom-shape draw:style-name="gr28" draw:text-style-name="P2" draw:layer="layout" svg:width="1.588cm" svg:height="1.905cm" svg:x="28.087cm" svg:y="49.405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gon draw:style-name="gr56" draw:text-style-name="P2" draw:layer="layout" svg:width="0.635cm" svg:height="1.797cm" svg:x="35.607cm" svg:y="50.319cm" svg:viewBox="0 0 636 1798" draw:points="636,1234 318,1798 0,1234 160,1234 160,0 477,0 477,1234">
          <text:p/>
        </draw:polygon>
        <draw:polygon draw:style-name="gr56" draw:text-style-name="P2" draw:layer="layout" svg:width="0.635cm" svg:height="1.788cm" svg:x="27.769cm" svg:y="31.647cm" svg:viewBox="0 0 636 1789" draw:points="636,1225 318,1789 0,1225 160,1225 160,0 477,0 477,1225">
          <text:p/>
        </draw:polygon>
        <draw:custom-shape draw:style-name="gr20" draw:text-style-name="P2" draw:layer="layout" svg:width="0.635cm" svg:height="1.905cm" svg:x="27.352cm" svg:y="15.97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1" draw:text-style-name="P10" draw:layer="layout" svg:width="5.715cm" svg:height="0.953cm" svg:x="24.712cm" svg:y="15.971cm">
          <text:p text:style-name="P9"><text:span text:style-name="T2">Next Gen Sequencing</text:span></text:p>
        </draw:rect>
        <draw:rect draw:style-name="gr57" draw:text-style-name="P10" draw:layer="layout" svg:width="6.35cm" svg:height="0.953cm" svg:x="19.097cm" svg:y="52.752cm">
          <text:p text:style-name="P9"><text:span text:style-name="T2">All sub-tasks complete</text:span></text:p>
        </draw:rect>
        <draw:path draw:style-name="gr4" draw:text-style-name="P3" draw:layer="layout" svg:width="1.27cm" svg:height="18.842cm" svg:x="77.017cm" svg:y="54.024cm" svg:viewBox="0 0 1271 18843" svg:d="m952 0v18180h319l-636 663c-212-221-423-442-635-663h317v-18180z">
          <text:p/>
        </draw:path>
        <draw:rect draw:style-name="gr48" draw:text-style-name="P10" draw:layer="layout" svg:width="5.715cm" svg:height="0.953cm" svg:x="32.85cm" svg:y="48.467cm">
          <text:p text:style-name="P9"><text:span text:style-name="T2">Data Uploaded</text:span></text:p>
          <text:p text:style-name="P9"><text:span text:style-name="T3">Stored in File System</text:span></text:p>
        </draw:rect>
        <draw:rect draw:style-name="gr48" draw:text-style-name="P10" draw:layer="layout" svg:width="5.715cm" svg:height="0.953cm" svg:x="8.52cm" svg:y="48.467cm">
          <text:p text:style-name="P9"><text:span text:style-name="T2">Data Uploaded</text:span></text:p>
          <text:p text:style-name="P9"><text:span text:style-name="T3">into JLims DB</text:span></text:p>
        </draw:rect>
        <draw:custom-shape draw:style-name="gr44" draw:text-style-name="P6" draw:layer="layout" svg:width="5.715cm" svg:height="1.587cm" svg:x="6.932cm" svg:y="39.101cm">
          <text:p text:style-name="P6"><text:span text:style-name="T2">Work Order Produced</text:span></text:p>
          <text:p text:style-name="P6"><text:span text:style-name="T3">Word doc filled in with details of job</text:span></text:p>
          <draw:enhanced-geometry svg:viewBox="0 0 21600 21600" draw:glue-points="10800 2150 0 10800 10800 19890 21600 10800" draw:text-areas="0 4300 21600 21600" draw:mirror-horizontal="false" draw:mirror-vertical="false" draw:type="flowchart-manual-input" draw:enhanced-path="M 0 4300 L 21600 0 21600 21600 0 21600 0 4300 Z N"/>
        </draw:custom-shape>
        <draw:g>
          <draw:polygon draw:style-name="gr45" draw:text-style-name="P2" draw:layer="layout" svg:width="6.984cm" svg:height="1.586cm" svg:x="6.297cm" svg:y="43.228cm" svg:viewBox="0 0 6985 1587" draw:points="0,0 6985,0 6350,1587 635,1587">
            <text:p/>
          </draw:polygon>
          <draw:rect draw:style-name="gr58" draw:text-style-name="P2" draw:layer="layout" svg:width="5.715cm" svg:height="1.587cm" svg:x="6.932cm" svg:y="43.228cm">
            <text:p text:style-name="P2">Sequencing</text:p>
          </draw:rect>
        </draw:g>
        <draw:rect draw:style-name="gr47" draw:text-style-name="P10" draw:layer="layout" svg:width="5.715cm" svg:height="1.905cm" svg:x="31.731cm" svg:y="41.004cm">
          <text:p text:style-name="P9"><text:span text:style-name="T2">Submit Sequencing</text:span></text:p>
          <text:p text:style-name="P9"><text:span text:style-name="T2"><text:s/></text:span><text:span text:style-name="T2">Ticket</text:span></text:p>
          <text:p text:style-name="P9"><text:span text:style-name="T3">Sequencing is tracked in a separate project</text:span></text:p>
        </draw:rect>
        <draw:path draw:style-name="gr42" draw:text-style-name="P2" draw:layer="layout" svg:width="58.419cm" svg:height="86.36cm" svg:x="24.495cm" svg:y="10.524cm" svg:viewBox="0 0 58420 86361" svg:d="m0 85508v-3910h635v4128h57150v-85090h-13018l-19 661h338l-636 551c-212-184-423-367-635-551h337l-20-1296 616-1v1h12867 487 318v86360h-318 318-58420v-318z">
          <text:p/>
        </draw:path>
        <draw:custom-shape draw:style-name="gr38" draw:text-style-name="P1" draw:layer="layout" svg:width="1.27cm" svg:height="2.858cm" draw:transform="rotate (-1.57079632679579) translate (68.744cm 95.932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 draw:layer="layout" svg:width="1.27cm" svg:height="2.858cm" draw:transform="rotate (-1.57079632679579) translate (64.081cm 95.932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2" draw:layer="layout" svg:width="1.905cm" svg:height="1.905cm" svg:x="64.052cm" svg:y="95.61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0" draw:text-style-name="P2" draw:layer="layout" svg:width="0.635cm" svg:height="2.222cm" svg:x="21.687cm" svg:y="12.43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53" draw:text-style-name="P2" draw:layer="layout" svg:x1="22.03cm" svg:y1="61.009cm" svg:x2="22.03cm" svg:y2="61.611cm" draw:start-shape="id16" draw:start-glue-point="6" draw:end-shape="id20" draw:end-glue-point="0" svg:d="m22030 61009v602">
          <text:p/>
        </draw:connector>
        <draw:rect draw:style-name="gr10" draw:text-style-name="P5" draw:layer="layout" svg:width="30.068cm" svg:height="5.129cm" svg:x="7.015cm" svg:y="104.75cm">
          <text:p text:style-name="P4"><text:span text:style-name="T1">Deliver Data</text:span></text:p>
        </draw:rect>
        <draw:rect draw:style-name="gr21" draw:text-style-name="P10" draw:layer="layout" svg:width="5.397cm" svg:height="0.953cm" svg:x="35.29cm" svg:y="106.827cm">
          <text:p text:style-name="P9"><text:span text:style-name="T2">45 day wait</text:span></text:p>
        </draw:rect>
        <draw:rect draw:style-name="gr10" draw:text-style-name="P5" draw:layer="layout" svg:width="32.923cm" svg:height="19.634cm" svg:x="45.901cm" svg:y="72.873cm">
          <text:p text:style-name="P4"><text:span text:style-name="T1">Collaborator Review</text:span></text:p>
        </draw:rect>
        <draw:rect draw:style-name="gr60" draw:text-style-name="P10" draw:layer="layout" svg:width="5.397cm" svg:height="0.953cm" svg:x="51.642cm" svg:y="75.929cm">
          <text:p text:style-name="P9"><text:span text:style-name="T2">45 day wait</text:span></text:p>
        </draw:rect>
        <draw:path draw:style-name="gr8" draw:text-style-name="P1" draw:layer="layout" svg:width="1.27cm" svg:height="1.862cm" svg:x="21.414cm" svg:y="102.917cm" svg:viewBox="0 0 1271 1863" svg:d="m924 0v674h347c-212 396-423 793-635 1189-212-396-424-793-636-1189h348v-674z">
          <text:p/>
        </draw:path>
        <draw:polygon draw:style-name="gr61" draw:text-style-name="P2" draw:layer="layout" svg:width="0.635cm" svg:height="1.269cm" svg:x="21.712cm" svg:y="57.832cm" svg:viewBox="0 0 636 1270" draw:points="477,0 477,793 636,793 318,1270 0,793 159,793 159,0">
          <text:p/>
        </draw:polygon>
        <draw:custom-shape draw:style-name="gr38" draw:text-style-name="P1" draw:layer="layout" svg:width="1.27cm" svg:height="1.905cm" svg:x="21.395cm" svg:y="56.562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2" draw:layer="layout" svg:width="1.905cm" svg:height="1.905cm" svg:x="21.078cm" svg:y="55.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6" draw:text-style-name="P2" draw:layer="layout" svg:width="0.635cm" svg:height="1.797cm" svg:x="23.542cm" svg:y="50.319cm" svg:viewBox="0 0 636 1798" draw:points="636,1234 318,1798 0,1234 160,1234 160,0 477,0 477,1234">
          <text:p/>
        </draw:polygon>
        <draw:rect draw:style-name="gr57" draw:text-style-name="P10" draw:layer="layout" svg:width="6.667cm" svg:height="0.953cm" svg:x="23.86cm" svg:y="70.849cm">
          <text:p text:style-name="P9"><text:span text:style-name="T2">Sequencing data updated</text:span></text:p>
        </draw:rect>
        <draw:rect draw:style-name="gr60" draw:text-style-name="P10" draw:layer="layout" svg:width="7.62cm" svg:height="0.953cm" svg:x="24.812cm" svg:y="95.615cm">
          <text:p text:style-name="P9"><text:span text:style-name="T2">Fix gaps and minor errors</text:span></text:p>
        </draw:rect>
        <draw:rect draw:style-name="gr60" draw:text-style-name="P10" draw:layer="layout" svg:width="4.445cm" svg:height="0.953cm" svg:x="19.827cm" svg:y="94.979cm">
          <text:p text:style-name="P9"><text:span text:style-name="T2">Complete</text:span></text:p>
        </draw:rect>
        <draw:path draw:style-name="gr42" draw:text-style-name="P2" draw:layer="layout" svg:width="9.168cm" svg:height="1.27cm" svg:x="36.877cm" svg:y="89.9cm" svg:viewBox="0 0 9169 1271" svg:d="m0 995v-718h7843v-277l1326 636c-442 212-884 423-1326 635v-276z">
          <text:p/>
        </draw:path>
        <draw:rect draw:style-name="gr60" draw:text-style-name="P10" draw:layer="layout" svg:width="5.08cm" svg:height="0.953cm" svg:x="39.1cm" svg:y="90.059cm">
          <text:p text:style-name="P9"><text:span text:style-name="T2">Major problems</text:span></text:p>
        </draw:rect>
        <draw:path draw:style-name="gr6" draw:text-style-name="P2" draw:layer="layout" svg:width="40.524cm" svg:height="3.176cm" svg:x="23.023cm" svg:y="53.705cm" svg:viewBox="0 0 40525 3177" svg:d="m40525 2185v718h-39199v274c-442-212-884-423-1326-635l1326-636v279h38563v-2185h635v2185z">
          <text:p/>
        </draw:path>
        <draw:rect draw:style-name="gr10" draw:text-style-name="P5" draw:layer="layout" svg:width="38.27cm" svg:height="41.592cm" svg:x="43.227cm" svg:y="12.431cm">
          <text:p text:style-name="P4"><text:span text:style-name="T1">Close Sample</text:span></text:p>
        </draw:rect>
        <draw:rect draw:style-name="gr62" draw:text-style-name="P11" draw:layer="layout" svg:width="11.112cm" svg:height="14.287cm" svg:x="44.35cm" svg:y="17.828cm">
          <text:p text:style-name="P11">In House Closure Task</text:p>
          <text:p text:style-name="P11"><text:span text:style-name="T8">In House Closure Workflow</text:span></text:p>
        </draw:rect>
        <draw:rect draw:style-name="gr62" draw:text-style-name="P11" draw:layer="layout" svg:width="11.113cm" svg:height="14.288cm" svg:x="56.732cm" svg:y="17.828cm">
          <text:p text:style-name="P11">Custom Closure Task</text:p>
          <text:p text:style-name="P11"><text:span text:style-name="T8">Custom Closure Workflow</text:span></text:p>
        </draw:rect>
        <draw:rect draw:style-name="gr25" draw:text-style-name="P6" draw:layer="layout" svg:width="10.478cm" svg:height="1.589cm" svg:x="44.667cm" svg:y="30.209cm">
          <text:p text:style-name="P6">Complete</text:p>
        </draw:rect>
        <draw:rect draw:style-name="gr25" draw:text-style-name="P6" draw:layer="layout" svg:width="7.62cm" svg:height="1.589cm" svg:x="69.749cm" svg:y="28.576cm">
          <text:p text:style-name="P6">Complete</text:p>
        </draw:rect>
        <draw:polygon draw:style-name="gr61" draw:text-style-name="P2" draw:layer="layout" svg:width="0.635cm" svg:height="10.772cm" svg:x="70.383cm" svg:y="15.606cm" svg:viewBox="0 0 636 10773" draw:points="636,10243 318,10773 0,10243 159,10243 159,0 477,0 477,10243">
          <text:p/>
        </draw:polygon>
        <draw:polygon draw:style-name="gr61" draw:text-style-name="P2" draw:layer="layout" svg:width="0.635cm" svg:height="12.677cm" svg:x="78.916cm" svg:y="13.701cm" svg:viewBox="0 0 636 12678" draw:points="636,12152 318,12678 0,12152 159,12152 159,0 477,0 477,12152">
          <text:p/>
        </draw:polygon>
        <draw:rect draw:style-name="gr63" draw:text-style-name="P2" draw:layer="layout" svg:width="15.875cm" svg:height="0.317cm" svg:x="63.4cm" svg:y="13.537cm">
          <text:p/>
        </draw:rect>
        <draw:rect draw:style-name="gr60" draw:text-style-name="P10" draw:layer="layout" svg:width="4.445cm" svg:height="0.953cm" svg:x="76.1cm" svg:y="13.066cm">
          <text:p text:style-name="P9"><text:span text:style-name="T2">Needs Edits</text:span></text:p>
        </draw:rect>
        <draw:rect draw:style-name="gr63" draw:text-style-name="P2" draw:layer="layout" svg:width="0.953cm" svg:height="0.318cm" draw:transform="rotate (1.5707963267946) translate (68.81cm 13.437cm)">
          <text:p/>
        </draw:rect>
        <draw:rect draw:style-name="gr64" draw:text-style-name="P2" draw:layer="layout" svg:width="0.317cm" svg:height="0.318cm" svg:x="55.883cm" svg:y="41.544cm">
          <text:p/>
        </draw:rect>
        <draw:rect draw:style-name="gr64" draw:text-style-name="P2" draw:layer="layout" svg:width="0.317cm" svg:height="0.317cm" svg:x="59.47cm" svg:y="41.197cm">
          <text:p/>
        </draw:rect>
        <draw:rect draw:style-name="gr64" draw:text-style-name="P2" draw:layer="layout" svg:width="0.317cm" svg:height="0.317cm" svg:x="59.47cm" svg:y="41.197cm">
          <text:p/>
        </draw:rect>
        <draw:rect draw:style-name="gr64" draw:text-style-name="P2" draw:layer="layout" svg:width="0.635cm" svg:height="0.635cm" svg:x="59.311cm" svg:y="40.879cm">
          <text:p/>
        </draw:rect>
        <draw:rect draw:style-name="gr64" draw:text-style-name="P2" draw:layer="layout" svg:width="0.318cm" svg:height="0.173cm" svg:x="58.244cm" svg:y="39.272cm">
          <text:p/>
        </draw:rect>
        <draw:rect draw:style-name="gr65" draw:text-style-name="P12" draw:layer="layout" svg:width="11.113cm" svg:height="14.287cm" svg:x="51.165cm" svg:y="36.243cm">
          <text:p/>
        </draw:rect>
        <draw:rect draw:style-name="gr62" draw:text-style-name="P11" draw:layer="layout" svg:width="11.113cm" svg:height="14.287cm" svg:x="51.652cm" svg:y="36.561cm">
          <text:p text:style-name="P11">Sequencing Task</text:p>
          <text:p text:style-name="P11">Lab workflow</text:p>
        </draw:rect>
        <draw:rect draw:style-name="gr25" draw:text-style-name="P6" draw:layer="layout" svg:width="9.843cm" svg:height="7.659cm" svg:x="52.287cm" svg:y="38.109cm">
          <text:p text:style-name="P6">Open</text:p>
        </draw:rect>
        <draw:rect draw:style-name="gr64" draw:text-style-name="P2" draw:layer="layout" svg:width="0.635cm" svg:height="0.635cm" svg:x="58.676cm" svg:y="44.055cm">
          <text:p/>
        </draw:rect>
        <draw:rect draw:style-name="gr64" draw:text-style-name="P2" draw:layer="layout" svg:width="0.318cm" svg:height="0.173cm" svg:x="57.609cm" svg:y="42.448cm">
          <text:p/>
        </draw:rect>
        <draw:polygon draw:style-name="gr63" draw:text-style-name="P2" draw:layer="layout" svg:width="0.635cm" svg:height="8.772cm" svg:x="64.31cm" svg:y="43.228cm" svg:viewBox="0 0 636 8773" draw:points="159,0 477,0 477,8126 636,8126 318,8773 0,8126 159,8126">
          <text:p/>
        </draw:polygon>
        <draw:polygon draw:style-name="gr63" draw:text-style-name="P2" draw:layer="layout" svg:width="0.635cm" svg:height="19.368cm" svg:x="74.629cm" svg:y="34.673cm" svg:viewBox="0 0 636 19369" draw:points="477,18733 464,18733 464,18751 636,18751 318,19369 0,18751 171,18751 171,18733 159,18733 159,0 477,0">
          <text:p/>
        </draw:polygon>
        <draw:custom-shape draw:style-name="gr28" draw:text-style-name="P2" draw:layer="layout" svg:width="1.588cm" svg:height="1.905cm" svg:x="43.715cm" svg:y="30.835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8" draw:text-style-name="P2" draw:layer="layout" svg:width="1.588cm" svg:height="1.905cm" svg:x="56.097cm" svg:y="30.835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6" draw:id="id30" draw:layer="layout" svg:width="7.303cm" svg:height="3.175cm" svg:x="55.087cm" svg:y="47.322cm">
          <text:p text:style-name="P6"><text:span text:style-name="T7">Complete</text:span></text:p>
        </draw:rect>
        <draw:rect draw:style-name="gr25" draw:text-style-name="P6" draw:id="id29" draw:layer="layout" svg:width="2.8cm" svg:height="3.175cm" svg:x="51.97cm" svg:y="47.322cm">
          <text:p text:style-name="P6"><text:span text:style-name="T7">Fail</text:span></text:p>
        </draw:rect>
        <draw:connector draw:style-name="gr26" draw:text-style-name="P2" draw:layer="layout" svg:x1="56.544cm" svg:y1="46.369cm" svg:x2="53.37cm" svg:y2="47.322cm" draw:start-shape="id28" draw:start-glue-point="5" draw:end-shape="id29" draw:end-glue-point="0" svg:d="m56544 46369h-3174v953">
          <text:p/>
        </draw:connector>
        <draw:connector draw:style-name="gr26" draw:text-style-name="P2" draw:layer="layout" svg:x1="57.814cm" svg:y1="46.369cm" svg:x2="58.738cm" svg:y2="47.322cm" draw:start-shape="id28" draw:start-glue-point="7" draw:end-shape="id30" draw:end-glue-point="0" svg:d="m57814 46369h924v953">
          <text:p/>
        </draw:connector>
        <draw:custom-shape draw:style-name="gr27" draw:text-style-name="P2" draw:id="id28" draw:layer="layout" svg:width="1.27cm" svg:height="1.27cm" svg:x="56.544cm" svg:y="45.73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polygon draw:style-name="gr66" draw:text-style-name="P2" draw:layer="layout" svg:width="6.667cm" svg:height="1.904cm" svg:x="55.462cm" svg:y="48.308cm" svg:viewBox="0 0 6668 1905" draw:points="0,0 6668,0 6062,1905 606,1905">
            <text:p/>
          </draw:polygon>
          <draw:rect draw:style-name="gr67" draw:text-style-name="P2" draw:layer="layout" svg:width="5.456cm" svg:height="1.905cm" svg:x="56.068cm" svg:y="48.308cm">
            <text:p text:style-name="P2"/>
            <text:p text:style-name="P2">Upload data</text:p>
            <text:p text:style-name="P2"/>
          </draw:rect>
        </draw:g>
        <draw:custom-shape draw:style-name="gr68" draw:text-style-name="P2" draw:layer="layout" svg:width="1.588cm" svg:height="1.905cm" svg:x="51.017cm" svg:y="49.567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gon draw:style-name="gr56" draw:text-style-name="P2" draw:layer="layout" svg:width="0.635cm" svg:height="1.724cm" svg:x="61.508cm" svg:y="50.213cm" svg:viewBox="0 0 636 1725" draw:points="636,1161 318,1725 0,1161 160,1161 160,0 477,0 477,1161">
          <text:p/>
        </draw:polygon>
        <draw:rect draw:style-name="gr63" draw:text-style-name="P2" draw:layer="layout" svg:width="10.16cm" svg:height="0.318cm" svg:x="64.67cm" svg:y="43.285cm">
          <text:p/>
        </draw:rect>
        <draw:rect draw:style-name="gr60" draw:text-style-name="P10" draw:layer="layout" svg:width="4.892cm" svg:height="0.953cm" svg:x="63.1cm" svg:y="42.911cm">
          <text:p text:style-name="P9"><text:span text:style-name="T2">Requires Closure</text:span></text:p>
        </draw:rect>
        <draw:rect draw:style-name="gr60" draw:text-style-name="P10" draw:layer="layout" svg:width="4.445cm" svg:height="0.953cm" svg:x="68.497cm" svg:y="19.581cm">
          <text:p text:style-name="P9"><text:span text:style-name="T2">Too Few</text:span></text:p>
        </draw:rect>
        <draw:rect draw:style-name="gr24" draw:text-style-name="P11" draw:layer="layout" svg:width="11.113cm" svg:height="14.287cm" svg:x="69.432cm" svg:y="26.401cm">
          <text:p text:style-name="P11">Closure Edit Task</text:p>
          <text:p text:style-name="P11"><text:span text:style-name="T8">Closure Workflow</text:span></text:p>
        </draw:rect>
        <draw:rect draw:style-name="gr25" draw:text-style-name="P6" draw:layer="layout" svg:width="9.843cm" svg:height="7.659cm" svg:x="70.067cm" svg:y="27.983cm">
          <text:p text:style-name="P6">Open</text:p>
        </draw:rect>
        <draw:rect draw:style-name="gr25" draw:text-style-name="P6" draw:layer="layout" svg:width="10.103cm" svg:height="3.175cm" svg:x="70.067cm" svg:y="37.196cm">
          <text:p text:style-name="P6"><text:span text:style-name="T7">Complete</text:span></text:p>
        </draw:rect>
        <draw:custom-shape draw:style-name="gr55" draw:text-style-name="P2" draw:layer="layout" svg:width="0.635cm" svg:height="1.588cm" svg:x="62.912cm" svg:y="52.453cm">
          <text:p/>
          <draw:enhanced-geometry svg:viewBox="0 0 21600 21600" draw:text-areas="?f0 0 ?f2 ?f5" draw:mirror-horizontal="false" draw:mirror-vertical="false" draw:type="down-arrow" draw:modifiers="13199.2448080554 5841.5094339622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gon draw:style-name="gr14" draw:text-style-name="P2" draw:layer="layout" svg:width="6.168cm" svg:height="6.116cm" draw:transform="rotate (2.3561944901919) translate (63.3370000000977cm 55.8450000000211cm)" svg:viewBox="0 0 6169 6117" draw:points="3923,10595 224,14243 0,16712 1455,15309 1455,13961 2802,13962 3474,13289 3474,11942 4714,11999 6169,10595">
          <text:p/>
        </draw:polygon>
        <draw:rect draw:style-name="gr25" draw:text-style-name="P6" draw:layer="layout" svg:width="10.478cm" svg:height="3.209cm" svg:x="44.651cm" svg:y="19.381cm">
          <text:p text:style-name="P6">Open</text:p>
        </draw:rect>
        <draw:rect draw:style-name="gr25" draw:text-style-name="P6" draw:layer="layout" svg:width="10.477cm" svg:height="2.538cm" svg:x="57.051cm" svg:y="19.381cm">
          <text:p text:style-name="P6">Open</text:p>
        </draw:rect>
        <draw:rect draw:style-name="gr25" draw:text-style-name="P6" draw:layer="layout" svg:width="10.477cm" svg:height="2.286cm" svg:x="57.051cm" svg:y="22.209cm">
          <text:p text:style-name="P6">Design Primers</text:p>
        </draw:rect>
        <draw:rect draw:style-name="gr25" draw:text-style-name="P6" draw:layer="layout" svg:width="10.477cm" svg:height="2.221cm" svg:x="57.051cm" svg:y="24.814cm">
          <text:p text:style-name="P6">Order Primers</text:p>
        </draw:rect>
        <draw:g>
          <draw:polygon draw:style-name="gr45" draw:text-style-name="P2" draw:layer="layout" svg:width="9.604cm" svg:height="1.904cm" svg:x="45.087cm" svg:y="20.367cm" svg:viewBox="0 0 9605 1905" draw:points="0,0 9605,0 8732,1905 873,1905">
            <text:p/>
          </draw:polygon>
          <draw:rect draw:style-name="gr58" draw:text-style-name="P2" draw:layer="layout" svg:width="7.859cm" svg:height="1.905cm" svg:x="45.96cm" svg:y="20.367cm">
            <text:p text:style-name="P2">Primer Selection</text:p>
            <text:p text:style-name="P2"><text:span text:style-name="T3">Standard plates of primers for multiple Influenza <text:s/>types </text:span></text:p>
            <text:p text:style-name="P2"><text:span text:style-name="T3">already exist and are available for selection </text:span></text:p>
            <text:p text:style-name="P2"><text:span text:style-name="T3">through the GUI</text:span></text:p>
            <text:p text:style-name="P2"><text:span text:style-name="T3"/></text:p>
          </draw:rect>
        </draw:g>
        <draw:polygon draw:style-name="gr69" draw:text-style-name="P11" draw:layer="layout" svg:width="9.603cm" svg:height="1.036cm" svg:x="57.487cm" svg:y="20.6cm" svg:viewBox="0 0 9604 1037" draw:points="0,0 9604,0 8600,1037 980,1037">
          <text:p text:style-name="P11"><text:span text:style-name="T4">Custom Primers</text:span></text:p>
        </draw:polygon>
        <draw:polygon draw:style-name="gr69" draw:text-style-name="P11" draw:layer="layout" svg:width="9.603cm" svg:height="1.036cm" svg:x="57.487cm" svg:y="25.68cm" svg:viewBox="0 0 9604 1037" draw:points="0,0 9604,0 8600,1037 980,1037">
          <text:p text:style-name="P11"><text:span text:style-name="T4">Ordered From Manifest</text:span></text:p>
        </draw:polygon>
        <draw:polygon draw:style-name="gr69" draw:text-style-name="P11" draw:layer="layout" svg:width="9.603cm" svg:height="1.036cm" svg:x="57.487cm" svg:y="23.106cm" svg:viewBox="0 0 9604 1037" draw:points="0,0 9604,0 8600,1037 980,1037">
          <text:p text:style-name="P11"><text:span text:style-name="T4">Designed Computationally</text:span></text:p>
          <text:p text:style-name="P11"><text:span text:style-name="T5">manifest loaded into systemn</text:span></text:p>
        </draw:polygon>
        <draw:rect draw:style-name="gr25" draw:text-style-name="P6" draw:layer="layout" svg:width="10.478cm" svg:height="1.589cm" svg:x="44.667cm" svg:y="30.21cm">
          <text:p text:style-name="P6">Complete</text:p>
        </draw:rect>
        <draw:rect draw:style-name="gr25" draw:text-style-name="P6" draw:layer="layout" svg:width="10.477cm" svg:height="1.589cm" svg:x="57.05cm" svg:y="30.212cm">
          <text:p text:style-name="P6">Complete</text:p>
        </draw:rect>
        <draw:rect draw:style-name="gr64" draw:text-style-name="P2" draw:layer="layout" svg:width="0.317cm" svg:height="0.318cm" svg:x="55.883cm" svg:y="41.545cm">
          <text:p/>
        </draw:rect>
        <draw:rect draw:style-name="gr64" draw:text-style-name="P2" draw:layer="layout" svg:width="0.317cm" svg:height="0.317cm" svg:x="59.47cm" svg:y="41.198cm">
          <text:p/>
        </draw:rect>
        <draw:rect draw:style-name="gr64" draw:text-style-name="P2" draw:layer="layout" svg:width="0.317cm" svg:height="0.317cm" svg:x="59.47cm" svg:y="41.198cm">
          <text:p/>
        </draw:rect>
        <draw:rect draw:style-name="gr64" draw:text-style-name="P2" draw:layer="layout" svg:width="0.318cm" svg:height="0.173cm" svg:x="58.244cm" svg:y="39.273cm">
          <text:p/>
        </draw:rect>
        <draw:rect draw:style-name="gr64" draw:text-style-name="P2" draw:layer="layout" svg:width="0.635cm" svg:height="0.635cm" svg:x="58.676cm" svg:y="44.056cm">
          <text:p/>
        </draw:rect>
        <draw:rect draw:style-name="gr64" draw:text-style-name="P2" draw:layer="layout" svg:width="0.318cm" svg:height="0.173cm" svg:x="57.609cm" svg:y="42.449cm">
          <text:p/>
        </draw:rect>
        <draw:polygon draw:style-name="gr61" draw:text-style-name="P2" draw:layer="layout" svg:width="0.635cm" svg:height="3.817cm" svg:x="64.492cm" svg:y="15.605cm" svg:viewBox="0 0 636 3818" draw:points="636,3260 318,3818 0,3260 159,3260 159,0 477,0 477,3260">
          <text:p/>
        </draw:polygon>
        <draw:polygon draw:style-name="gr61" draw:text-style-name="P2" draw:layer="layout" svg:width="0.635cm" svg:height="3.791cm" svg:x="52.451cm" svg:y="15.605cm" svg:viewBox="0 0 636 3792" draw:points="636,3259 318,3792 0,3259 159,3259 159,0 477,0 477,3259">
          <text:p/>
        </draw:polygon>
        <draw:polygon draw:style-name="gr56" draw:text-style-name="P2" draw:layer="layout" svg:width="0.635cm" svg:height="5.063cm" svg:x="53.239cm" svg:y="31.482cm" svg:viewBox="0 0 636 5064" draw:points="636,4500 318,5064 0,4500 160,4500 160,0 477,0 477,4500">
          <text:p/>
        </draw:polygon>
        <draw:rect draw:style-name="gr25" draw:text-style-name="P6" draw:id="id32" draw:layer="layout" svg:width="2.8cm" svg:height="3.175cm" svg:x="51.97cm" svg:y="47.323cm">
          <text:p text:style-name="P6"><text:span text:style-name="T7">Fail</text:span></text:p>
        </draw:rect>
        <draw:connector draw:style-name="gr26" draw:text-style-name="P2" draw:layer="layout" svg:x1="56.544cm" svg:y1="46.37cm" svg:x2="53.37cm" svg:y2="47.323cm" draw:start-shape="id31" draw:start-glue-point="5" draw:end-shape="id32" draw:end-glue-point="0" svg:d="m56544 46370h-3174v953">
          <text:p/>
        </draw:connector>
        <draw:connector draw:style-name="gr26" draw:text-style-name="P2" draw:layer="layout" svg:x1="57.814cm" svg:y1="46.37cm" svg:x2="58.738cm" svg:y2="47.323cm" draw:start-shape="id31" draw:start-glue-point="7" svg:d="m57814 46370h713v953h211">
          <text:p/>
        </draw:connector>
        <draw:custom-shape draw:style-name="gr27" draw:text-style-name="P2" draw:id="id31" draw:layer="layout" svg:width="1.27cm" svg:height="1.27cm" svg:x="56.544cm" svg:y="45.73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70" draw:text-style-name="P2" draw:layer="layout" svg:width="0.635cm" svg:height="4.903cm" svg:x="58.954cm" svg:y="31.658cm" svg:viewBox="0 0 636 4904" draw:points="636,4340 318,4904 0,4340 169,4340 169,0 486,0 486,4340">
          <text:p/>
        </draw:polygon>
        <draw:rect draw:style-name="gr25" draw:text-style-name="P6" draw:layer="layout" svg:width="10.477cm" svg:height="2.221cm" svg:x="57.051cm" svg:y="27.315cm">
          <text:p text:style-name="P6">Perform Reactions</text:p>
        </draw:rect>
        <draw:polygon draw:style-name="gr69" draw:text-style-name="P11" draw:layer="layout" svg:width="9.603cm" svg:height="1.036cm" svg:x="57.487cm" svg:y="28.22cm" svg:viewBox="0 0 9604 1037" draw:points="0,0 9604,0 8600,1037 980,1037">
          <text:p text:style-name="P11"><text:span text:style-name="T4">Perform reactions</text:span></text:p>
        </draw:polygon>
        <draw:rect draw:style-name="gr25" draw:text-style-name="P6" draw:layer="layout" svg:width="10.477cm" svg:height="2.221cm" svg:x="44.652cm" svg:y="27.316cm">
          <text:p text:style-name="P6">Perform Reactions</text:p>
        </draw:rect>
        <draw:polygon draw:style-name="gr69" draw:text-style-name="P11" draw:layer="layout" svg:width="9.603cm" svg:height="1.036cm" svg:x="45.088cm" svg:y="28.221cm" svg:viewBox="0 0 9604 1037" draw:points="0,0 9604,0 8600,1037 980,1037">
          <text:p text:style-name="P11"><text:span text:style-name="T4">Perform reactions</text:span></text:p>
        </draw:polygon>
        <draw:custom-shape draw:style-name="gr44" draw:text-style-name="P6" draw:layer="layout" svg:width="5.715cm" svg:height="1.587cm" svg:x="54.34cm" svg:y="39.101cm">
          <text:p text:style-name="P6"><text:span text:style-name="T2">Work Order Produced</text:span></text:p>
          <text:p text:style-name="P6"><text:span text:style-name="T3">Word doc filled in with details of job</text:span></text:p>
          <draw:enhanced-geometry svg:viewBox="0 0 21600 21600" draw:glue-points="10800 2150 0 10800 10800 19890 21600 10800" draw:text-areas="0 4300 21600 21600" draw:mirror-horizontal="false" draw:mirror-vertical="false" draw:type="flowchart-manual-input" draw:enhanced-path="M 0 4300 L 21600 0 21600 21600 0 21600 0 4300 Z N"/>
        </draw:custom-shape>
        <draw:g>
          <draw:polygon draw:style-name="gr45" draw:text-style-name="P2" draw:layer="layout" svg:width="6.984cm" svg:height="1.586cm" svg:x="53.705cm" svg:y="43.228cm" svg:viewBox="0 0 6985 1587" draw:points="0,0 6985,0 6350,1587 635,1587">
            <text:p/>
          </draw:polygon>
          <draw:rect draw:style-name="gr46" draw:text-style-name="P2" draw:layer="layout" svg:width="5.715cm" svg:height="1.587cm" svg:x="54.34cm" svg:y="43.228cm">
            <text:p text:style-name="P2">Sequencing</text:p>
          </draw:rect>
        </draw:g>
        <draw:rect draw:style-name="gr47" draw:text-style-name="P10" draw:layer="layout" svg:width="5.715cm" svg:height="1.905cm" svg:x="54.383cm" svg:y="41.004cm">
          <text:p text:style-name="P9"><text:span text:style-name="T2">Submit Sequencing</text:span></text:p>
          <text:p text:style-name="P9"><text:span text:style-name="T2"><text:s/></text:span><text:span text:style-name="T2">Ticket</text:span></text:p>
          <text:p text:style-name="P9"><text:span text:style-name="T3">Sequencing is tracked in a separate project</text:span></text:p>
        </draw:rect>
        <draw:custom-shape draw:style-name="gr44" draw:text-style-name="P6" draw:layer="layout" svg:width="5.715cm" svg:height="1.587cm" svg:x="72.337cm" svg:y="32.45cm">
          <text:p text:style-name="P6"><text:span text:style-name="T2">CONSED</text:span></text:p>
          <draw:enhanced-geometry svg:viewBox="0 0 21600 21600" draw:glue-points="10800 2150 0 10800 10800 19890 21600 10800" draw:text-areas="0 4300 21600 21600" draw:mirror-horizontal="false" draw:mirror-vertical="false" draw:type="flowchart-manual-input" draw:enhanced-path="M 0 4300 L 21600 0 21600 21600 0 21600 0 4300 Z N"/>
        </draw:custom-shape>
        <draw:custom-shape draw:style-name="gr23" draw:text-style-name="P2" draw:layer="layout" svg:width="1.905cm" svg:height="1.905cm" svg:x="73.995cm" svg:y="42.493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rect draw:style-name="gr60" draw:text-style-name="P10" draw:layer="layout" svg:width="4.445cm" svg:height="0.953cm" svg:x="72.825cm" svg:y="45.133cm">
          <text:p text:style-name="P9"><text:span text:style-name="T2">Now Complete</text:span></text:p>
        </draw:rect>
        <draw:custom-shape draw:style-name="gr23" draw:text-style-name="P2" draw:layer="layout" svg:width="1.905cm" svg:height="1.905cm" svg:x="68.017cm" svg:y="12.702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51" draw:text-style-name="P2" draw:layer="layout" svg:width="1.905cm" svg:height="1.905cm" svg:x="51.817cm" svg:y="15.865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51" draw:text-style-name="P2" draw:layer="layout" svg:width="1.905cm" svg:height="1.905cm" svg:x="63.858cm" svg:y="15.865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polygon draw:style-name="gr22" draw:text-style-name="P2" draw:layer="layout" svg:width="23.346cm" svg:height="1.631cm" svg:x="50.212cm" svg:y="14.925cm" svg:viewBox="0 0 23347 1632" draw:points="0,1632 1588,1632 2540,680 3493,1632 13653,1632 14605,680 15558,1632 19536,1588 20489,635 21442,1588 23347,1588 21759,0 1588,45">
          <text:p/>
        </draw:polygon>
        <draw:polygon draw:style-name="gr61" draw:text-style-name="P2" draw:layer="layout" svg:width="0.635cm" svg:height="1.269cm" svg:x="61.006cm" svg:y="13.7cm" svg:viewBox="0 0 636 1270" draw:points="477,0 477,793 636,793 318,1270 0,793 159,793 159,0">
          <text:p/>
        </draw:polygon>
        <draw:rect draw:style-name="gr60" draw:text-style-name="P10" draw:layer="layout" svg:width="4.445cm" svg:height="0.953cm" svg:x="59.272cm" svg:y="13.236cm">
          <text:p text:style-name="P9"><text:span text:style-name="T2">Too Few</text:span></text:p>
        </draw:rect>
        <draw:rect draw:style-name="gr60" draw:text-style-name="P10" draw:layer="layout" svg:width="5.397cm" svg:height="0.953cm" svg:x="51.642cm" svg:y="77.676cm">
          <text:p text:style-name="P9"><text:span text:style-name="T2">Drafts</text:span></text:p>
        </draw:rect>
        <draw:rect draw:style-name="gr60" draw:text-style-name="P10" draw:layer="layout" svg:width="5.397cm" svg:height="0.953cm" svg:x="51.642cm" svg:y="79.422cm">
          <text:p text:style-name="P9"><text:span text:style-name="T2">Too many gaps</text:span></text:p>
        </draw:rect>
        <draw:rect draw:style-name="gr71" draw:text-style-name="P6" draw:layer="layout" svg:width="33.376cm" svg:height="19.634cm" svg:x="5.361cm" svg:y="72.883cm">
          <text:p text:style-name="P6">Review Assembly</text:p>
        </draw:rect>
        <draw:custom-shape draw:style-name="gr72" draw:text-style-name="P6" draw:layer="layout" svg:width="11.43cm" svg:height="2.857cm" svg:x="16.334cm" svg:y="78.208cm">
          <text:p text:style-name="P6"><text:span text:style-name="T2">Task Update</text:span></text:p>
          <text:p text:style-name="P11"><text:span text:style-name="T3">The output of AutoTasker2 will be used to update the </text:span></text:p>
          <text:p text:style-name="P11"><text:span text:style-name="T3">following fields on the Jira Task:</text:span></text:p>
          <text:p text:style-name="P11"><text:span text:style-name="T3"><text:tab/></text:span><text:span text:style-name="T3">Number of tasks (required to close the sample)</text:span></text:p>
          <text:p text:style-name="P11"><text:span text:style-name="T3"><text:tab/></text:span><text:span text:style-name="T3">Number of rounds of closure (already done)</text:span></text:p>
          <text:p text:style-name="P11"><text:span text:style-name="T3"><text:tab/></text:span><text:span text:style-name="T3">The closure state (too many regions, complete...)</text:span></text:p>
          <text:p text:style-name="P11"><text:span text:style-name="T3"><text:tab/></text:span><text:span text:style-name="T3">?Draft (if segments are missing)</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ustom-shape draw:style-name="gr55" draw:text-style-name="P2" draw:layer="layout" svg:width="0.635cm" svg:height="1.329cm" svg:x="21.732cm" svg:y="76.882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2" draw:layer="layout" svg:width="0.635cm" svg:height="0.952cm" svg:x="21.732cm" svg:y="81.127cm">
          <text:p/>
          <draw:enhanced-geometry svg:viewBox="0 0 21600 21600" draw:text-areas="?f0 0 ?f2 ?f5" draw:mirror-horizontal="false" draw:mirror-vertical="false"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60" draw:text-style-name="P10" draw:layer="layout" svg:width="5.397cm" svg:height="0.953cm" svg:x="14.77cm" svg:y="88.947cm">
          <text:p text:style-name="P9"><text:span text:style-name="T2">Needs &lt; N Tasks</text:span></text:p>
        </draw:rect>
        <draw:rect draw:style-name="gr60" draw:text-style-name="P10" draw:layer="layout" svg:width="5.397cm" svg:height="0.953cm" svg:x="14.135cm" svg:y="87.042cm">
          <text:p text:style-name="P9"><text:span text:style-name="T2">Failed Sequencing</text:span></text:p>
        </draw:rect>
        <draw:rect draw:style-name="gr60" draw:text-style-name="P10" draw:layer="layout" svg:width="4.445cm" svg:height="0.953cm" svg:x="23.86cm" svg:y="88.947cm">
          <text:p text:style-name="P9"><text:span text:style-name="T2">Needs N+ Tasks</text:span></text:p>
        </draw:rect>
        <draw:rect draw:style-name="gr60" draw:text-style-name="P10" draw:layer="layout" svg:width="5.397cm" svg:height="0.953cm" svg:x="24.495cm" svg:y="87.042cm">
          <text:p text:style-name="P9"><text:span text:style-name="T2">Segment Missing</text:span></text:p>
        </draw:rect>
        <draw:custom-shape draw:style-name="gr73" draw:text-style-name="P6" draw:layer="layout" svg:width="11.43cm" svg:height="3.978cm" svg:x="16.334cm" svg:y="73.223cm">
          <text:p text:style-name="P6"><text:span text:style-name="T4">AutoTasker 2</text:span></text:p>
          <text:p text:style-name="P11"><text:span text:style-name="T3">Checks for:</text:span></text:p>
          <text:p text:style-name="P11"><text:span text:style-name="T3"><text:tab/></text:span><text:span text:style-name="T3">low coverage regions</text:span></text:p>
          <text:p text:style-name="P11"><text:span text:style-name="T3"><text:tab/></text:span><text:span text:style-name="T3">ambiguous reads</text:span></text:p>
          <text:p text:style-name="P11"><text:span text:style-name="T3"><text:tab/></text:span><text:span text:style-name="T3">quality</text:span></text:p>
          <text:p text:style-name="P11"><text:span text:style-name="T3"><text:tab/></text:span><text:span text:style-name="T3">missing codons (via flu validator)</text:span></text:p>
          <text:p text:style-name="P11"><text:span text:style-name="T3"><text:tab/></text:span><text:span text:style-name="T3">frame shifts (via flu validator)</text:span></text:p>
          <text:p text:style-name="P11"><text:span text:style-name="T3">Produces a report including:</text:span></text:p>
          <text:p text:style-name="P11"><text:span text:style-name="T3"><text:tab/></text:span><text:span text:style-name="T3">The number of tasks required (closure reactions and edits)</text:span></text:p>
          <text:p text:style-name="P11"><text:span text:style-name="T3"><text:tab/></text:span><text:span text:style-name="T3">The location of the sections that need work</text:span></text:p>
          <text:p text:style-name="P6"><text:span text:style-name="T6"/></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polygon draw:style-name="gr74" draw:text-style-name="P2" draw:layer="layout" svg:width="0.635cm" svg:height="7.619cm" svg:x="21.731cm" svg:y="84.82cm" svg:viewBox="0 0 636 7620" draw:points="159,0 477,0 477,5822 477,7056 636,7056 318,7620 0,7056 159,7056">
          <text:p/>
        </draw:polygon>
        <draw:custom-shape draw:style-name="gr72" draw:text-style-name="P6" draw:layer="layout" svg:width="11.43cm" svg:height="2.857cm" svg:x="16.334cm" svg:y="82.08cm">
          <text:p text:style-name="P6"><text:span text:style-name="T4">Task Assignment</text:span></text:p>
          <text:p text:style-name="P11"><text:span text:style-name="T3">The results of AutoTasker <text:s/>are used to select </text:span></text:p>
          <text:p text:style-name="P11"><text:span text:style-name="T3">the next state for the JIRA task</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g>
          <draw:custom-shape draw:style-name="gr55" draw:text-style-name="P2" draw:layer="layout" svg:width="0.635cm" svg:height="1.363cm" draw:transform="rotate (-0.785398163398487) translate (23.328cm 88.084cm)">
            <text:p/>
            <draw:enhanced-geometry svg:viewBox="0 0 21600 21600" draw:mirror-horizontal="true" draw:mirror-vertical="false" draw:text-areas="?f0 0 ?f2 ?f5" draw:type="down-arrow" draw:modifiers="11164.2228739003 4211.320754716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2" draw:layer="layout" svg:width="0.635cm" svg:height="1.363cm" svg:x="21.707cm" svg:y="88.161cm">
            <text:p/>
            <draw:enhanced-geometry svg:viewBox="0 0 21600 21600" draw:mirror-horizontal="true" draw:mirror-vertical="false" draw:text-areas="?f0 0 ?f2 ?f5" draw:type="down-arrow" draw:modifiers="11164.2228739003 4211.320754716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2" draw:layer="layout" svg:width="0.635cm" svg:height="1.363cm" draw:transform="rotate (0.7853981633973) translate (20.294cm 88.567cm)">
            <text:p/>
            <draw:enhanced-geometry svg:viewBox="0 0 21600 21600" draw:mirror-horizontal="true" draw:mirror-vertical="false" draw:text-areas="?f0 0 ?f2 ?f5" draw:type="down-arrow" draw:modifiers="11164.2228739003 4211.320754716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75" draw:text-style-name="P2" draw:layer="layout" svg:width="1.478cm" svg:height="0.786cm" svg:x="22.36cm" svg:y="87.691cm" svg:viewBox="0 0 1479 787" svg:d="m0 531 20 23 27 29 29 28 32 26 32 24 34 21 36 22 37 17 37 16 40 14 40 12 41 8 42 8 43 5 42 3h44l44-1 44-4 45-6 45-9 44-11 45-12 43-16 44-16 42-20 42-21 42-23 41-24 40-27 39-29 37-31 36-31 35-34 141 141 54-613c-204 18-408 37-612 55l139 141-17 17-18 15-19 16-20 14-19 14-21 12-20 12-22 10-21 10-22 9-22 8-22 6-22 6-23 4-22 4-22 2-22 1h-22-21l-22-3-21-3-21-4-20-6-20-7-19-7-19-9-18-9-18-11-16-12-16-12-15-13-14-15-14-14-12-17-12-16c-110 111-221 222-332 333z">
            <text:p/>
          </draw:path>
          <draw:path draw:style-name="gr75" draw:text-style-name="P2" draw:layer="layout" svg:width="1.478cm" svg:height="0.786cm" svg:x="20.06cm" svg:y="87.692cm" svg:viewBox="0 0 1479 787" svg:d="m1479 531-20 23-27 29-29 28-32 26-32 24-34 21-36 22-37 17-37 16-40 14-40 12-41 8-42 8-43 5-42 3h-44l-44-1-44-4-45-6-45-9-44-11-45-12-43-16-44-16-42-20-42-21-42-23-41-24-40-27-39-29-37-31-36-31-35-34-141 141-54-613c204 18 408 37 612 55l-139 141 17 17 18 15 19 16 20 14 19 14 21 12 20 12 22 10 21 10 22 9 22 8 22 6 22 6 23 4 22 4 22 2 22 1h22 21l22-3 21-3 21-4 20-6 20-7 19-7 19-9 18-9 18-11 16-12 16-12 15-13 14-15 14-14 12-17 12-16c110 111 221 222 332 333z">
            <text:p/>
          </draw:path>
          <draw:custom-shape draw:style-name="gr51" draw:text-style-name="P2" draw:layer="layout" svg:width="1.905cm" svg:height="1.905cm" svg:x="21.072cm" svg:y="86.991cm">
            <text:p/>
            <draw:enhanced-geometry svg:viewBox="0 0 21600 21600" draw:mirror-horizontal="true" draw:glue-points="10800 0 0 10800 10800 21600 21600 10800" draw:text-areas="5400 5400 16200 16200" draw:mirror-vertical="false" draw:type="diamond" draw:enhanced-path="M 10800 0 L 21600 10800 10800 21600 0 10800 1080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File_20_to_20_Project_20_DB" draw:display-name="File to Project DB" draw:style="linear" draw:start-color="#999999" draw:end-color="#e6ff00" draw:start-intensity="100%" draw:end-intensity="100%" draw:angle="0" draw:border="0%"/>
    <draw:gradient draw:name="GLK_20_with_20_Flat_20_files" draw:display-name="GLK with Flat files" draw:style="linear" draw:start-color="#999999" draw:end-color="#ffff00" draw:start-intensity="100%" draw:end-intensity="100%" draw:angle="2700" draw:border="0%"/>
    <draw:gradient draw:name="Jlims_20_to_20_ProjectDB" draw:display-name="Jlims to ProjectDB" draw:style="linear" draw:start-color="#008000" draw:end-color="#e6ff00" draw:start-intensity="100%" draw:end-intensity="100%" draw:angle="0" draw:border="0%"/>
    <draw:gradient draw:name="ProjectDB_20_to_20_JLims" draw:display-name="ProjectDB to JLims" draw:style="linear" draw:start-color="#008000" draw:end-color="#e6ff00" draw:start-intensity="100%" draw:end-intensity="100%" draw:angle="1800" draw:border="0%"/>
    <draw:gradient draw:name="Unknown_20_to_20_File" draw:display-name="Unknown to File" draw:style="linear" draw:start-color="#ffffff" draw:end-color="#999999" draw:start-intensity="100%" draw:end-intensity="100%" draw:angle="0" draw:border="0%"/>
    <draw:gradient draw:name="unknown_20_to_20_jlims" draw:display-name="unknown to jlims" draw:style="linear" draw:start-color="#008000" draw:end-color="#ffffff" draw:start-intensity="100%" draw:end-intensity="100%" draw:angle="1800" draw:border="0%"/>
    <draw:hatch draw:name="dark_20_grey" draw:display-name="dark grey" draw:style="single" draw:color="#808080" draw:distance="0.203cm" draw:rotation="450"/>
    <draw:hatch draw:name="white" draw:style="single" draw:color="#ffffff" draw:distance="0.102cm" draw:rotation="450"/>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099cm" fo:page-height="118.8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eter Edworthy</meta:initial-creator>
    <meta:creation-date>2011-03-25T10:05:10</meta:creation-date>
    <dc:date>2011-05-20T14:43:55</dc:date>
    <dc:creator>Peter Edworthy</dc:creator>
    <meta:editing-duration>PT360H21M32S</meta:editing-duration>
    <meta:editing-cycles>33</meta:editing-cycles>
    <meta:generator>OpenOffice.org/3.1$Unix OpenOffice.org_project/310m19$Build-9420</meta:generator>
    <meta:printed-by>Peter Edworthy</meta:printed-by>
    <meta:print-date>2011-05-03T11:05:14</meta:print-date>
    <meta:document-statistic meta:object-count="293"/>
  </office:meta>
</office:document-meta>
</file>